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2.491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2.184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8004" number:language="pl" number:country="PL">
      <number:number number:decimal-places="2" number:min-integer-digits="1" number:grouping="true"/>
    </number:number-style>
    <number:date-style style:name="N8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8084">
      <style:table-cell-properties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8004">
      <style:table-cell-properties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02cm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diagonal-bl-tr="none" style:diagonal-tl-br="none" fo:border="0.002cm solid #000000" style:rotation-align="none"/>
      <style:text-properties style:font-name="Arial" fo:font-size="10pt" style:font-name-asian="DejaVu Sans" style:font-size-asian="10pt" style:font-name-complex="DejaVu Sans" style:font-size-complex="10pt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4.904cm" svg:height="8.383cm" svg:x="4.249cm" svg:y="0.208cm">
            <draw:object draw:notify-on-update-of-ranges="'1. Giełda'.A2:'1. Giełda'.A22 '1. Giełda'.B1:'1. Giełda'.B1 '1. Giełda'.B2:'1. Giełda'.B2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>
            <text:p>Data</text:p>
          </table:table-cell>
          <table:table-cell table:style-name="ce1" office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>
            <text:p>2012-11-30</text:p>
          </table:table-cell>
          <table:table-cell table:style-name="ce4" office:value-type="float" office:value="47700.76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>
            <text:p>2012-11-29</text:p>
          </table:table-cell>
          <table:table-cell table:style-name="ce4" office:value-type="float" office:value="47911.46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>
            <text:p>2012-11-28</text:p>
          </table:table-cell>
          <table:table-cell table:style-name="ce4" office:value-type="float" office:value="47422.73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>
            <text:p>2012-11-27</text:p>
          </table:table-cell>
          <table:table-cell table:style-name="ce4" office:value-type="float" office:value="47596.12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>
            <text:p>2012-11-26</text:p>
          </table:table-cell>
          <table:table-cell table:style-name="ce4" office:value-type="float" office:value="47718.8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>
            <text:p>2012-11-23</text:p>
          </table:table-cell>
          <table:table-cell table:style-name="ce4" office:value-type="float" office:value="47693.24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>
            <text:p>2012-11-22</text:p>
          </table:table-cell>
          <table:table-cell table:style-name="ce4" office:value-type="float" office:value="47732.9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>
            <text:p>2012-11-21</text:p>
          </table:table-cell>
          <table:table-cell table:style-name="ce4" office:value-type="float" office:value="47363.9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>
            <text:p>2012-11-20</text:p>
          </table:table-cell>
          <table:table-cell table:style-name="ce4" office:value-type="float" office:value="47651.54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>
            <text:p>2012-11-19</text:p>
          </table:table-cell>
          <table:table-cell table:style-name="ce4" office:value-type="float" office:value="47516.86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>
            <text:p>2012-11-16</text:p>
          </table:table-cell>
          <table:table-cell table:style-name="ce4" office:value-type="float" office:value="47892.91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>
            <text:p>2012-11-15</text:p>
          </table:table-cell>
          <table:table-cell table:style-name="ce4" office:value-type="float" office:value="47637.57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>
            <text:p>2012-11-14</text:p>
          </table:table-cell>
          <table:table-cell table:style-name="ce4" office:value-type="float" office:value="47649.66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>
            <text:p>2012-11-13</text:p>
          </table:table-cell>
          <table:table-cell table:style-name="ce4" office:value-type="float" office:value="47510.17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>
            <text:p>2012-11-12</text:p>
          </table:table-cell>
          <table:table-cell table:style-name="ce4" office:value-type="float" office:value="47465.15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>
            <text:p>2012-11-09</text:p>
          </table:table-cell>
          <table:table-cell table:style-name="ce4" office:value-type="float" office:value="47554.07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>
            <text:p>2012-11-08</text:p>
          </table:table-cell>
          <table:table-cell table:style-name="ce4" office:value-type="float" office:value="47516.57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>
            <text:p>2012-11-07</text:p>
          </table:table-cell>
          <table:table-cell table:style-name="ce4" office:value-type="float" office:value="47348.16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>
            <text:p>2012-11-06</text:p>
          </table:table-cell>
          <table:table-cell table:style-name="ce4" office:value-type="float" office:value="46868.43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>
            <text:p>2012-11-05</text:p>
          </table:table-cell>
          <table:table-cell table:style-name="ce4" office:value-type="float" office:value="46481.15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>
            <text:p>2012-11-02</text:p>
          </table:table-cell>
          <table:table-cell table:style-name="ce4" office:value-type="float" office:value="46145.34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2. Wybory" table:style-name="ta2">
        <table:shapes>
          <draw:frame draw:z-index="0" draw:style-name="gr1" draw:text-style-name="P1" svg:width="22.626cm" svg:height="12.955cm" svg:x="6.645cm" svg:y="1.069cm">
            <draw:object draw:notify-on-update-of-ranges="'2. Wybory'.A2:'2. Wybory'.A5 '2. Wybory'.B1:'2. Wybory'.B1 '2. Wybory'.B2:'2. Wybory'.B5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>
            <text:p>Kandydat</text:p>
          </table:table-cell>
          <table:table-cell table:style-name="ce1" office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Janek Wiśniewski (1C)</text:p>
          </table:table-cell>
          <table:table-cell table:style-name="ce5" office:value-type="float" office:value="45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Kasia Nowak (3B)</text:p>
          </table:table-cell>
          <table:table-cell table:style-name="ce5" office:value-type="float" office:value="32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Dorota Kowalska (2A)</text:p>
          </table:table-cell>
          <table:table-cell table:style-name="ce5" office:value-type="float" office:value="116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Marek Kowalski (2A)</text:p>
          </table:table-cell>
          <table:table-cell table:style-name="ce5" office:value-type="float" office:value="201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3. Matematyczne I" table:style-name="ta3">
        <table:shapes>
          <draw:frame draw:z-index="0" draw:style-name="gr1" draw:text-style-name="P1" svg:width="15.999cm" svg:height="8.999cm" svg:x="3.501cm" svg:y="37.144cm">
            <draw:object draw:notify-on-update-of-ranges="'3. Matematyczne I'.A1:'3. Matematyczne I'.A1 '3. Matematyczne I'.A2:'3. Matematyczne I'.A102 '3. Matematyczne I'.B1:'3. Matematyczne I'.B1 '3. Matematyczne I'.B2:'3. Matematyczne I'.B102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0.279cm" svg:height="9.98cm" svg:x="5.078cm" svg:y="0.538cm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>
            <text:p>-5</text:p>
          </table:table-cell>
          <table:table-cell table:style-name="ce5" table:formula="of:=1/(POWER([.A2];2)-1)" office:value-type="float" office:value="0.0416666666666667">
            <text:p>0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>
            <text:p>-4,9</text:p>
          </table:table-cell>
          <table:table-cell table:style-name="ce5" table:formula="of:=1/(POWER([.A3];2)-1)" office:value-type="float" office:value="0.0434593654932638">
            <text:p>0,0434593655</text:p>
          </table:table-cell>
          <table:table-cell table:number-columns-repeated="1022"/>
        </table:table-row>
        <table:table-row table:style-name="ro1">
          <table:table-cell table:style-name="ce5" office:value-type="float" office:value="-4.8">
            <text:p>-4,8</text:p>
          </table:table-cell>
          <table:table-cell table:style-name="ce5" table:formula="of:=1/(POWER([.A4];2)-1)" office:value-type="float" office:value="0.0453720508166969">
            <text:p>0,0453720508</text:p>
          </table:table-cell>
          <table:table-cell table:number-columns-repeated="1022"/>
        </table:table-row>
        <table:table-row table:style-name="ro1">
          <table:table-cell table:style-name="ce5" office:value-type="float" office:value="-4.7">
            <text:p>-4,7</text:p>
          </table:table-cell>
          <table:table-cell table:style-name="ce5" table:formula="of:=1/(POWER([.A5];2)-1)" office:value-type="float" office:value="0.0474158368895211">
            <text:p>0,0474158369</text:p>
          </table:table-cell>
          <table:table-cell table:number-columns-repeated="1022"/>
        </table:table-row>
        <table:table-row table:style-name="ro1">
          <table:table-cell table:style-name="ce5" office:value-type="float" office:value="-4.6">
            <text:p>-4,6</text:p>
          </table:table-cell>
          <table:table-cell table:style-name="ce5" table:formula="of:=1/(POWER([.A6];2)-1)" office:value-type="float" office:value="0.0496031746031746">
            <text:p>0,0496031746</text:p>
          </table:table-cell>
          <table:table-cell table:number-columns-repeated="1022"/>
        </table:table-row>
        <table:table-row table:style-name="ro1">
          <table:table-cell table:style-name="ce5" office:value-type="float" office:value="-4.5">
            <text:p>-4,5</text:p>
          </table:table-cell>
          <table:table-cell table:style-name="ce5" table:formula="of:=1/(POWER([.A7];2)-1)" office:value-type="float" office:value="0.051948051948052">
            <text:p>0,0519480519</text:p>
          </table:table-cell>
          <table:table-cell table:number-columns-repeated="1022"/>
        </table:table-row>
        <table:table-row table:style-name="ro1">
          <table:table-cell table:style-name="ce5" office:value-type="float" office:value="-4.4">
            <text:p>-4,4</text:p>
          </table:table-cell>
          <table:table-cell table:style-name="ce5" table:formula="of:=1/(POWER([.A8];2)-1)" office:value-type="float" office:value="0.0544662309368192">
            <text:p>0,054466230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>
            <text:p>-4,3</text:p>
          </table:table-cell>
          <table:table-cell table:style-name="ce5" table:formula="of:=1/(POWER([.A9];2)-1)" office:value-type="float" office:value="0.0571755288736421">
            <text:p>0,0571755289</text:p>
          </table:table-cell>
          <table:table-cell table:number-columns-repeated="1022"/>
        </table:table-row>
        <table:table-row table:style-name="ro1">
          <table:table-cell table:style-name="ce5" office:value-type="float" office:value="-4.2">
            <text:p>-4,2</text:p>
          </table:table-cell>
          <table:table-cell table:style-name="ce5" table:formula="of:=1/(POWER([.A10];2)-1)" office:value-type="float" office:value="0.0600961538461538">
            <text:p>0,0600961538</text:p>
          </table:table-cell>
          <table:table-cell table:number-columns-repeated="1022"/>
        </table:table-row>
        <table:table-row table:style-name="ro1">
          <table:table-cell table:style-name="ce5" office:value-type="float" office:value="-4.1">
            <text:p>-4,1</text:p>
          </table:table-cell>
          <table:table-cell table:style-name="ce5" table:formula="of:=1/(POWER([.A11];2)-1)" office:value-type="float" office:value="0.0632511068943707">
            <text:p>0,0632511069</text:p>
          </table:table-cell>
          <table:table-cell table:number-columns-repeated="1022"/>
        </table:table-row>
        <table:table-row table:style-name="ro1">
          <table:table-cell table:style-name="ce5" office:value-type="float" office:value="-4">
            <text:p>-4</text:p>
          </table:table-cell>
          <table:table-cell table:style-name="ce5" table:formula="of:=1/(POWER([.A12];2)-1)" office:value-type="float" office:value="0.0666666666666667">
            <text:p>0,0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>
            <text:p>-3,9</text:p>
          </table:table-cell>
          <table:table-cell table:style-name="ce5" table:formula="of:=1/(POWER([.A13];2)-1)" office:value-type="float" office:value="0.0703729767769177">
            <text:p>0,070372976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>
            <text:p>-3,8</text:p>
          </table:table-cell>
          <table:table-cell table:style-name="ce5" table:formula="of:=1/(POWER([.A14];2)-1)" office:value-type="float" office:value="0.0744047619047619">
            <text:p>0,0744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-3.7">
            <text:p>-3,7</text:p>
          </table:table-cell>
          <table:table-cell table:style-name="ce5" table:formula="of:=1/(POWER([.A15];2)-1)" office:value-type="float" office:value="0.0788022064617809">
            <text:p>0,0788022065</text:p>
          </table:table-cell>
          <table:table-cell table:number-columns-repeated="1022"/>
        </table:table-row>
        <table:table-row table:style-name="ro1">
          <table:table-cell table:style-name="ce5" office:value-type="float" office:value="-3.6">
            <text:p>-3,6</text:p>
          </table:table-cell>
          <table:table-cell table:style-name="ce5" table:formula="of:=1/(POWER([.A16];2)-1)" office:value-type="float" office:value="0.0836120401337793">
            <text:p>0,0836120401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>
            <text:p>-3,5</text:p>
          </table:table-cell>
          <table:table-cell table:style-name="ce5" table:formula="of:=1/(POWER([.A17];2)-1)" office:value-type="float" office:value="0.0888888888888883">
            <text:p>0,0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>
            <text:p>-3,4</text:p>
          </table:table-cell>
          <table:table-cell table:style-name="ce5" table:formula="of:=1/(POWER([.A18];2)-1)" office:value-type="float" office:value="0.0946969696969691">
            <text:p>0,094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>
            <text:p>-3,3</text:p>
          </table:table-cell>
          <table:table-cell table:style-name="ce5" table:formula="of:=1/(POWER([.A19];2)-1)" office:value-type="float" office:value="0.101112234580384">
            <text:p>0,1011122346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>
            <text:p>-3,2</text:p>
          </table:table-cell>
          <table:table-cell table:style-name="ce5" table:formula="of:=1/(POWER([.A20];2)-1)" office:value-type="float" office:value="0.108225108225107">
            <text:p>0,1082251082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>
            <text:p>-3,1</text:p>
          </table:table-cell>
          <table:table-cell table:style-name="ce5" table:formula="of:=1/(POWER([.A21];2)-1)" office:value-type="float" office:value="0.116144018583042">
            <text:p>0,1161440186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>
            <text:p>-3</text:p>
          </table:table-cell>
          <table:table-cell table:style-name="ce5" table:formula="of:=1/(POWER([.A22];2)-1)" office:value-type="float" office:value="0.124999999999999">
            <text:p>0,125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>
            <text:p>-2,9</text:p>
          </table:table-cell>
          <table:table-cell table:style-name="ce5" table:formula="of:=1/(POWER([.A23];2)-1)" office:value-type="float" office:value="0.134952766531713">
            <text:p>0,1349527665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>
            <text:p>-2,8</text:p>
          </table:table-cell>
          <table:table-cell table:style-name="ce5" table:formula="of:=1/(POWER([.A24];2)-1)" office:value-type="float" office:value="0.146198830409356">
            <text:p>0,1461988304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>
            <text:p>-2,7</text:p>
          </table:table-cell>
          <table:table-cell table:style-name="ce5" table:formula="of:=1/(POWER([.A25];2)-1)" office:value-type="float" office:value="0.158982511923687">
            <text:p>0,1589825119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>
            <text:p>-2,6</text:p>
          </table:table-cell>
          <table:table-cell table:style-name="ce5" table:formula="of:=1/(POWER([.A26];2)-1)" office:value-type="float" office:value="0.17361111111111">
            <text:p>0,1736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>
            <text:p>-2,5</text:p>
          </table:table-cell>
          <table:table-cell table:style-name="ce5" table:formula="of:=1/(POWER([.A27];2)-1)" office:value-type="float" office:value="0.190476190476189">
            <text:p>0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>
            <text:p>-2,4</text:p>
          </table:table-cell>
          <table:table-cell table:style-name="ce5" table:formula="of:=1/(POWER([.A28];2)-1)" office:value-type="float" office:value="0.210084033613443">
            <text:p>0,2100840336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>
            <text:p>-2,3</text:p>
          </table:table-cell>
          <table:table-cell table:style-name="ce5" table:formula="of:=1/(POWER([.A29];2)-1)" office:value-type="float" office:value="0.233100233100231">
            <text:p>0,23310023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>
            <text:p>-2,2</text:p>
          </table:table-cell>
          <table:table-cell table:style-name="ce5" table:formula="of:=1/(POWER([.A30];2)-1)" office:value-type="float" office:value="0.260416666666664">
            <text:p>0,26041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>
            <text:p>-2,1</text:p>
          </table:table-cell>
          <table:table-cell table:style-name="ce5" table:formula="of:=1/(POWER([.A31];2)-1)" office:value-type="float" office:value="0.293255131964806">
            <text:p>0,293255132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>
            <text:p>-2</text:p>
          </table:table-cell>
          <table:table-cell table:style-name="ce5" table:formula="of:=1/(POWER([.A32];2)-1)" office:value-type="float" office:value="0.333333333333329">
            <text:p>0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>
            <text:p>-1,9</text:p>
          </table:table-cell>
          <table:table-cell table:style-name="ce5" table:formula="of:=1/(POWER([.A33];2)-1)" office:value-type="float" office:value="0.383141762452102">
            <text:p>0,3831417625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>
            <text:p>-1,8</text:p>
          </table:table-cell>
          <table:table-cell table:style-name="ce5" table:formula="of:=1/(POWER([.A34];2)-1)" office:value-type="float" office:value="0.446428571428564">
            <text:p>0,446428571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>
            <text:p>-1,7</text:p>
          </table:table-cell>
          <table:table-cell table:style-name="ce5" table:formula="of:=1/(POWER([.A35];2)-1)" office:value-type="float" office:value="0.52910052910052">
            <text:p>0,5291005291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>
            <text:p>-1,6</text:p>
          </table:table-cell>
          <table:table-cell table:style-name="ce5" table:formula="of:=1/(POWER([.A36];2)-1)" office:value-type="float" office:value="0.641025641025628">
            <text:p>0,641025641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>
            <text:p>-1,5</text:p>
          </table:table-cell>
          <table:table-cell table:style-name="ce5" table:formula="of:=1/(POWER([.A37];2)-1)" office:value-type="float" office:value="0.799999999999981">
            <text:p>0,8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>
            <text:p>-1,4</text:p>
          </table:table-cell>
          <table:table-cell table:style-name="ce5" table:formula="of:=1/(POWER([.A38];2)-1)" office:value-type="float" office:value="1.04166666666664">
            <text:p>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>
            <text:p>-1,3</text:p>
          </table:table-cell>
          <table:table-cell table:style-name="ce5" table:formula="of:=1/(POWER([.A39];2)-1)" office:value-type="float" office:value="1.44927536231879">
            <text:p>1,4492753623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>
            <text:p>-1,2</text:p>
          </table:table-cell>
          <table:table-cell table:style-name="ce5" table:formula="of:=1/(POWER([.A40];2)-1)" office:value-type="float" office:value="2.27272727272715">
            <text:p>2,2727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>
            <text:p>-1,1</text:p>
          </table:table-cell>
          <table:table-cell table:style-name="ce5" table:formula="of:=1/(POWER([.A41];2)-1)" office:value-type="float" office:value="4.76190476190426">
            <text:p>4,7619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>
            <text:p>-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>
            <text:p>-0,9</text:p>
          </table:table-cell>
          <table:table-cell table:style-name="ce5" table:formula="of:=1/(POWER([.A43];2)-1)" office:value-type="float" office:value="-5.26315789473734">
            <text:p>-5,2631578947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>
            <text:p>-0,8</text:p>
          </table:table-cell>
          <table:table-cell table:style-name="ce5" table:formula="of:=1/(POWER([.A44];2)-1)" office:value-type="float" office:value="-2.7777777777779">
            <text:p>-2,7777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>
            <text:p>-0,7</text:p>
          </table:table-cell>
          <table:table-cell table:style-name="ce5" table:formula="of:=1/(POWER([.A45];2)-1)" office:value-type="float" office:value="-1.96078431372554">
            <text:p>-1,9607843137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>
            <text:p>-0,6</text:p>
          </table:table-cell>
          <table:table-cell table:style-name="ce5" table:formula="of:=1/(POWER([.A46];2)-1)" office:value-type="float" office:value="-1.56250000000003">
            <text:p>-1,5625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>
            <text:p>-0,5</text:p>
          </table:table-cell>
          <table:table-cell table:style-name="ce5" table:formula="of:=1/(POWER([.A47];2)-1)" office:value-type="float" office:value="-1.33333333333335">
            <text:p>-1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>
            <text:p>-0,4</text:p>
          </table:table-cell>
          <table:table-cell table:style-name="ce5" table:formula="of:=1/(POWER([.A48];2)-1)" office:value-type="float" office:value="-1.1904761904762">
            <text:p>-1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>
            <text:p>-0,3</text:p>
          </table:table-cell>
          <table:table-cell table:style-name="ce5" table:formula="of:=1/(POWER([.A49];2)-1)" office:value-type="float" office:value="-1.09890109890111">
            <text:p>-1,0989010989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>
            <text:p>-0,2</text:p>
          </table:table-cell>
          <table:table-cell table:style-name="ce5" table:formula="of:=1/(POWER([.A50];2)-1)" office:value-type="float" office:value="-1.04166666666667">
            <text:p>-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>
            <text:p>-0,1</text:p>
          </table:table-cell>
          <table:table-cell table:style-name="ce5" table:formula="of:=1/(POWER([.A51];2)-1)" office:value-type="float" office:value="-1.01010101010101">
            <text:p>-1,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table:formula="of:=1/(POWER([.A52];2)-1)" office:value-type="float" office:value="-1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>
            <text:p>0,1</text:p>
          </table:table-cell>
          <table:table-cell table:style-name="ce5" table:formula="of:=1/(POWER([.A53];2)-1)" office:value-type="float" office:value="-1.01010101010101">
            <text:p>-1,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>
            <text:p>0,2</text:p>
          </table:table-cell>
          <table:table-cell table:style-name="ce5" table:formula="of:=1/(POWER([.A54];2)-1)" office:value-type="float" office:value="-1.04166666666666">
            <text:p>-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>
            <text:p>0,3</text:p>
          </table:table-cell>
          <table:table-cell table:style-name="ce5" table:formula="of:=1/(POWER([.A55];2)-1)" office:value-type="float" office:value="-1.09890109890109">
            <text:p>-1,098901098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>
            <text:p>0,4</text:p>
          </table:table-cell>
          <table:table-cell table:style-name="ce5" table:formula="of:=1/(POWER([.A56];2)-1)" office:value-type="float" office:value="-1.19047619047618">
            <text:p>-1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>
            <text:p>0,5</text:p>
          </table:table-cell>
          <table:table-cell table:style-name="ce5" table:formula="of:=1/(POWER([.A57];2)-1)" office:value-type="float" office:value="-1.33333333333332">
            <text:p>-1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>
            <text:p>0,6</text:p>
          </table:table-cell>
          <table:table-cell table:style-name="ce5" table:formula="of:=1/(POWER([.A58];2)-1)" office:value-type="float" office:value="-1.56249999999997">
            <text:p>-1,5625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>
            <text:p>0,7</text:p>
          </table:table-cell>
          <table:table-cell table:style-name="ce5" table:formula="of:=1/(POWER([.A59];2)-1)" office:value-type="float" office:value="-1.96078431372544">
            <text:p>-1,9607843137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>
            <text:p>0,8</text:p>
          </table:table-cell>
          <table:table-cell table:style-name="ce5" table:formula="of:=1/(POWER([.A60];2)-1)" office:value-type="float" office:value="-2.77777777777766">
            <text:p>-2,7777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>
            <text:p>0,9</text:p>
          </table:table-cell>
          <table:table-cell table:style-name="ce5" table:formula="of:=1/(POWER([.A61];2)-1)" office:value-type="float" office:value="-5.26315789473635">
            <text:p>-5,2631578947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>
            <text:p>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>
            <text:p>1,1</text:p>
          </table:table-cell>
          <table:table-cell table:style-name="ce5" table:formula="of:=1/(POWER([.A63];2)-1)" office:value-type="float" office:value="4.76190476190526">
            <text:p>4,7619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>
            <text:p>1,2</text:p>
          </table:table-cell>
          <table:table-cell table:style-name="ce5" table:formula="of:=1/(POWER([.A64];2)-1)" office:value-type="float" office:value="2.2727272727274">
            <text:p>2,2727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>
            <text:p>1,3</text:p>
          </table:table-cell>
          <table:table-cell table:style-name="ce5" table:formula="of:=1/(POWER([.A65];2)-1)" office:value-type="float" office:value="1.44927536231889">
            <text:p>1,4492753623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>
            <text:p>1,4</text:p>
          </table:table-cell>
          <table:table-cell table:style-name="ce5" table:formula="of:=1/(POWER([.A66];2)-1)" office:value-type="float" office:value="1.0416666666667">
            <text:p>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>
            <text:p>1,5</text:p>
          </table:table-cell>
          <table:table-cell table:style-name="ce5" table:formula="of:=1/(POWER([.A67];2)-1)" office:value-type="float" office:value="0.800000000000019">
            <text:p>0,8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>
            <text:p>1,6</text:p>
          </table:table-cell>
          <table:table-cell table:style-name="ce5" table:formula="of:=1/(POWER([.A68];2)-1)" office:value-type="float" office:value="0.641025641025654">
            <text:p>0,641025641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>
            <text:p>1,7</text:p>
          </table:table-cell>
          <table:table-cell table:style-name="ce5" table:formula="of:=1/(POWER([.A69];2)-1)" office:value-type="float" office:value="0.529100529100539">
            <text:p>0,5291005291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>
            <text:p>1,8</text:p>
          </table:table-cell>
          <table:table-cell table:style-name="ce5" table:formula="of:=1/(POWER([.A70];2)-1)" office:value-type="float" office:value="0.446428571428579">
            <text:p>0,4464285714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>
            <text:p>1,9</text:p>
          </table:table-cell>
          <table:table-cell table:style-name="ce5" table:formula="of:=1/(POWER([.A71];2)-1)" office:value-type="float" office:value="0.383141762452113">
            <text:p>0,3831417625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>
            <text:p>2</text:p>
          </table:table-cell>
          <table:table-cell table:style-name="ce5" table:formula="of:=1/(POWER([.A72];2)-1)" office:value-type="float" office:value="0.333333333333338">
            <text:p>0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>
            <text:p>2,1</text:p>
          </table:table-cell>
          <table:table-cell table:style-name="ce5" table:formula="of:=1/(POWER([.A73];2)-1)" office:value-type="float" office:value="0.293255131964813">
            <text:p>0,293255132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>
            <text:p>2,2</text:p>
          </table:table-cell>
          <table:table-cell table:style-name="ce5" table:formula="of:=1/(POWER([.A74];2)-1)" office:value-type="float" office:value="0.26041666666667">
            <text:p>0,26041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>
            <text:p>2,3</text:p>
          </table:table-cell>
          <table:table-cell table:style-name="ce5" table:formula="of:=1/(POWER([.A75];2)-1)" office:value-type="float" office:value="0.233100233100236">
            <text:p>0,2331002331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>
            <text:p>2,4</text:p>
          </table:table-cell>
          <table:table-cell table:style-name="ce5" table:formula="of:=1/(POWER([.A76];2)-1)" office:value-type="float" office:value="0.210084033613447">
            <text:p>0,2100840336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>
            <text:p>2,5</text:p>
          </table:table-cell>
          <table:table-cell table:style-name="ce5" table:formula="of:=1/(POWER([.A77];2)-1)" office:value-type="float" office:value="0.190476190476192">
            <text:p>0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>
            <text:p>2,6</text:p>
          </table:table-cell>
          <table:table-cell table:style-name="ce5" table:formula="of:=1/(POWER([.A78];2)-1)" office:value-type="float" office:value="0.173611111111113">
            <text:p>0,1736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>
            <text:p>2,7</text:p>
          </table:table-cell>
          <table:table-cell table:style-name="ce5" table:formula="of:=1/(POWER([.A79];2)-1)" office:value-type="float" office:value="0.15898251192369">
            <text:p>0,158982511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>
            <text:p>2,8</text:p>
          </table:table-cell>
          <table:table-cell table:style-name="ce5" table:formula="of:=1/(POWER([.A80];2)-1)" office:value-type="float" office:value="0.146198830409358">
            <text:p>0,1461988304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>
            <text:p>2,9</text:p>
          </table:table-cell>
          <table:table-cell table:style-name="ce5" table:formula="of:=1/(POWER([.A81];2)-1)" office:value-type="float" office:value="0.134952766531715">
            <text:p>0,134952766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>
            <text:p>3</text:p>
          </table:table-cell>
          <table:table-cell table:style-name="ce5" table:formula="of:=1/(POWER([.A82];2)-1)" office:value-type="float" office:value="0.125000000000001">
            <text:p>0,125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>
            <text:p>3,1</text:p>
          </table:table-cell>
          <table:table-cell table:style-name="ce5" table:formula="of:=1/(POWER([.A83];2)-1)" office:value-type="float" office:value="0.116144018583044">
            <text:p>0,1161440186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>
            <text:p>3,2</text:p>
          </table:table-cell>
          <table:table-cell table:style-name="ce5" table:formula="of:=1/(POWER([.A84];2)-1)" office:value-type="float" office:value="0.108225108225109">
            <text:p>0,1082251082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>
            <text:p>3,3</text:p>
          </table:table-cell>
          <table:table-cell table:style-name="ce5" table:formula="of:=1/(POWER([.A85];2)-1)" office:value-type="float" office:value="0.101112234580385">
            <text:p>0,1011122346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>
            <text:p>3,4</text:p>
          </table:table-cell>
          <table:table-cell table:style-name="ce5" table:formula="of:=1/(POWER([.A86];2)-1)" office:value-type="float" office:value="0.0946969696969703">
            <text:p>0,094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>
            <text:p>3,5</text:p>
          </table:table-cell>
          <table:table-cell table:style-name="ce5" table:formula="of:=1/(POWER([.A87];2)-1)" office:value-type="float" office:value="0.0888888888888894">
            <text:p>0,0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>
            <text:p>3,6</text:p>
          </table:table-cell>
          <table:table-cell table:style-name="ce5" table:formula="of:=1/(POWER([.A88];2)-1)" office:value-type="float" office:value="0.0836120401337798">
            <text:p>0,0836120401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>
            <text:p>3,7</text:p>
          </table:table-cell>
          <table:table-cell table:style-name="ce5" table:formula="of:=1/(POWER([.A89];2)-1)" office:value-type="float" office:value="0.0788022064617814">
            <text:p>0,0788022065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>
            <text:p>3,8</text:p>
          </table:table-cell>
          <table:table-cell table:style-name="ce5" table:formula="of:=1/(POWER([.A90];2)-1)" office:value-type="float" office:value="0.0744047619047623">
            <text:p>0,0744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>
            <text:p>3,9</text:p>
          </table:table-cell>
          <table:table-cell table:style-name="ce5" table:formula="of:=1/(POWER([.A91];2)-1)" office:value-type="float" office:value="0.070372976776918">
            <text:p>0,070372976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>
            <text:p>4</text:p>
          </table:table-cell>
          <table:table-cell table:style-name="ce5" table:formula="of:=1/(POWER([.A92];2)-1)" office:value-type="float" office:value="0.066666666666667">
            <text:p>0,0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>
            <text:p>4,1</text:p>
          </table:table-cell>
          <table:table-cell table:style-name="ce5" table:formula="of:=1/(POWER([.A93];2)-1)" office:value-type="float" office:value="0.063251106894371">
            <text:p>0,0632511069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>
            <text:p>4,2</text:p>
          </table:table-cell>
          <table:table-cell table:style-name="ce5" table:formula="of:=1/(POWER([.A94];2)-1)" office:value-type="float" office:value="0.0600961538461541">
            <text:p>0,0600961538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>
            <text:p>4,3</text:p>
          </table:table-cell>
          <table:table-cell table:style-name="ce5" table:formula="of:=1/(POWER([.A95];2)-1)" office:value-type="float" office:value="0.0571755288736424">
            <text:p>0,0571755289</text:p>
          </table:table-cell>
          <table:table-cell table:number-columns-repeated="1022"/>
        </table:table-row>
        <table:table-row table:style-name="ro1">
          <table:table-cell table:style-name="ce5" office:value-type="float" office:value="4.4">
            <text:p>4,4</text:p>
          </table:table-cell>
          <table:table-cell table:style-name="ce5" table:formula="of:=1/(POWER([.A96];2)-1)" office:value-type="float" office:value="0.0544662309368192">
            <text:p>0,054466230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>
            <text:p>4,5</text:p>
          </table:table-cell>
          <table:table-cell table:style-name="ce5" table:formula="of:=1/(POWER([.A97];2)-1)" office:value-type="float" office:value="0.0519480519480522">
            <text:p>0,0519480519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>
            <text:p>4,6</text:p>
          </table:table-cell>
          <table:table-cell table:style-name="ce5" table:formula="of:=1/(POWER([.A98];2)-1)" office:value-type="float" office:value="0.0496031746031748">
            <text:p>0,0496031746</text:p>
          </table:table-cell>
          <table:table-cell table:number-columns-repeated="1022"/>
        </table:table-row>
        <table:table-row table:style-name="ro1">
          <table:table-cell table:style-name="ce5" office:value-type="float" office:value="4.7">
            <text:p>4,7</text:p>
          </table:table-cell>
          <table:table-cell table:style-name="ce5" table:formula="of:=1/(POWER([.A99];2)-1)" office:value-type="float" office:value="0.0474158368895211">
            <text:p>0,0474158369</text:p>
          </table:table-cell>
          <table:table-cell table:number-columns-repeated="1022"/>
        </table:table-row>
        <table:table-row table:style-name="ro1">
          <table:table-cell table:style-name="ce5" office:value-type="float" office:value="4.8">
            <text:p>4,8</text:p>
          </table:table-cell>
          <table:table-cell table:style-name="ce5" table:formula="of:=1/(POWER([.A100];2)-1)" office:value-type="float" office:value="0.0453720508166969">
            <text:p>0,0453720508</text:p>
          </table:table-cell>
          <table:table-cell table:number-columns-repeated="1022"/>
        </table:table-row>
        <table:table-row table:style-name="ro1">
          <table:table-cell table:style-name="ce5" office:value-type="float" office:value="4.9">
            <text:p>4,9</text:p>
          </table:table-cell>
          <table:table-cell table:style-name="ce5" table:formula="of:=1/(POWER([.A101];2)-1)" office:value-type="float" office:value="0.0434593654932638">
            <text:p>0,0434593655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>
            <text:p>5</text:p>
          </table:table-cell>
          <table:table-cell table:style-name="ce5" table:formula="of:=1/(POWER([.A102];2)-1)" office:value-type="float" office:value="0.0416666666666668">
            <text:p>0,041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4. Matematyczne II" table:style-name="ta4">
        <table:shapes>
          <draw:frame draw:z-index="0" draw:style-name="gr1" draw:text-style-name="P1" svg:width="16.881cm" svg:height="11.477cm" svg:x="10.09cm" svg:y="0.528cm">
            <draw:object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>
            <text:p>x</text:p>
          </table:table-cell>
          <table:table-cell table:style-name="ce6" office:value-type="string">
            <text:p>y = sin(x)</text:p>
          </table:table-cell>
          <table:table-cell table:style-name="ce6" office:value-type="string">
            <text:p>y = sin(3x)</text:p>
          </table:table-cell>
          <table:table-cell table:style-name="ce6" office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>
            <text:p>-360</text:p>
          </table:table-cell>
          <table:table-cell table:style-name="ce8" table:formula="of:=SIN([.A2]*PI()/180)" office:value-type="float" office:value="2.44929359829471E-016">
            <text:p>2,44929359829471E-016</text:p>
          </table:table-cell>
          <table:table-cell table:style-name="ce8" table:formula="of:=SIN([.A2]*3*PI()/180)" office:value-type="float" office:value="7.34788079488412E-016">
            <text:p>7,34788079488412E-016</text:p>
          </table:table-cell>
          <table:table-cell table:style-name="ce8" table:formula="of:=3*SIN([.A2]*PI()/180)" office:value-type="float" office:value="7.34788079488412E-016">
            <text:p>7,34788079488412E-0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>
            <text:p>-355</text:p>
          </table:table-cell>
          <table:table-cell table:style-name="ce8" table:formula="of:=SIN([.A3]*PI()/180)" office:value-type="float" office:value="0.0871557427476583">
            <text:p>0,0871557427</text:p>
          </table:table-cell>
          <table:table-cell table:style-name="ce8" table:formula="of:=SIN([.A3]*3*PI()/180)" office:value-type="float" office:value="0.258819045102523">
            <text:p>0,2588190451</text:p>
          </table:table-cell>
          <table:table-cell table:style-name="ce8" table:formula="of:=3*SIN([.A3]*PI()/180)" office:value-type="float" office:value="0.261467228242975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-350">
            <text:p>-350</text:p>
          </table:table-cell>
          <table:table-cell table:style-name="ce8" table:formula="of:=SIN([.A4]*PI()/180)" office:value-type="float" office:value="0.173648177666931">
            <text:p>0,1736481777</text:p>
          </table:table-cell>
          <table:table-cell table:style-name="ce8" table:formula="of:=SIN([.A4]*3*PI()/180)" office:value-type="float" office:value="0.5">
            <text:p>0,5</text:p>
          </table:table-cell>
          <table:table-cell table:style-name="ce8" table:formula="of:=3*SIN([.A4]*PI()/180)" office:value-type="float" office:value="0.520944533000794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345">
            <text:p>-345</text:p>
          </table:table-cell>
          <table:table-cell table:style-name="ce8" table:formula="of:=SIN([.A5]*PI()/180)" office:value-type="float" office:value="0.258819045102521">
            <text:p>0,2588190451</text:p>
          </table:table-cell>
          <table:table-cell table:style-name="ce8" table:formula="of:=SIN([.A5]*3*PI()/180)" office:value-type="float" office:value="0.707106781186549">
            <text:p>0,7071067812</text:p>
          </table:table-cell>
          <table:table-cell table:style-name="ce8" table:formula="of:=3*SIN([.A5]*PI()/180)" office:value-type="float" office:value="0.776457135307562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340">
            <text:p>-340</text:p>
          </table:table-cell>
          <table:table-cell table:style-name="ce8" table:formula="of:=SIN([.A6]*PI()/180)" office:value-type="float" office:value="0.342020143325669">
            <text:p>0,3420201433</text:p>
          </table:table-cell>
          <table:table-cell table:style-name="ce8" table:formula="of:=SIN([.A6]*3*PI()/180)" office:value-type="float" office:value="0.866025403784438">
            <text:p>0,8660254038</text:p>
          </table:table-cell>
          <table:table-cell table:style-name="ce8" table:formula="of:=3*SIN([.A6]*PI()/180)" office:value-type="float" office:value="1.02606042997701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335">
            <text:p>-335</text:p>
          </table:table-cell>
          <table:table-cell table:style-name="ce8" table:formula="of:=SIN([.A7]*PI()/180)" office:value-type="float" office:value="0.4226182617407">
            <text:p>0,4226182617</text:p>
          </table:table-cell>
          <table:table-cell table:style-name="ce8" table:formula="of:=SIN([.A7]*3*PI()/180)" office:value-type="float" office:value="0.965925826289069">
            <text:p>0,9659258263</text:p>
          </table:table-cell>
          <table:table-cell table:style-name="ce8" table:formula="of:=3*SIN([.A7]*PI()/180)" office:value-type="float" office:value="1.2678547852221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330">
            <text:p>-330</text:p>
          </table:table-cell>
          <table:table-cell table:style-name="ce8" table:formula="of:=SIN([.A8]*PI()/180)" office:value-type="float" office:value="0.5">
            <text:p>0,5</text:p>
          </table:table-cell>
          <table:table-cell table:style-name="ce8" table:formula="of:=SIN([.A8]*3*PI()/180)" office:value-type="float" office:value="1">
            <text:p>1</text:p>
          </table:table-cell>
          <table:table-cell table:style-name="ce8" table:formula="of:=3*SIN([.A8]*PI()/180)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>
            <text:p>-325</text:p>
          </table:table-cell>
          <table:table-cell table:style-name="ce8" table:formula="of:=SIN([.A9]*PI()/180)" office:value-type="float" office:value="0.573576436351047">
            <text:p>0,5735764364</text:p>
          </table:table-cell>
          <table:table-cell table:style-name="ce8" table:formula="of:=SIN([.A9]*3*PI()/180)" office:value-type="float" office:value="0.965925826289068">
            <text:p>0,9659258263</text:p>
          </table:table-cell>
          <table:table-cell table:style-name="ce8" table:formula="of:=3*SIN([.A9]*PI()/180)" office:value-type="float" office:value="1.72072930905314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320">
            <text:p>-320</text:p>
          </table:table-cell>
          <table:table-cell table:style-name="ce8" table:formula="of:=SIN([.A10]*PI()/180)" office:value-type="float" office:value="0.64278760968654">
            <text:p>0,6427876097</text:p>
          </table:table-cell>
          <table:table-cell table:style-name="ce8" table:formula="of:=SIN([.A10]*3*PI()/180)" office:value-type="float" office:value="0.866025403784438">
            <text:p>0,8660254038</text:p>
          </table:table-cell>
          <table:table-cell table:style-name="ce8" table:formula="of:=3*SIN([.A10]*PI()/180)" office:value-type="float" office:value="1.92836282905962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315">
            <text:p>-315</text:p>
          </table:table-cell>
          <table:table-cell table:style-name="ce8" table:formula="of:=SIN([.A11]*PI()/180)" office:value-type="float" office:value="0.707106781186548">
            <text:p>0,7071067812</text:p>
          </table:table-cell>
          <table:table-cell table:style-name="ce8" table:formula="of:=SIN([.A11]*3*PI()/180)" office:value-type="float" office:value="0.707106781186545">
            <text:p>0,7071067812</text:p>
          </table:table-cell>
          <table:table-cell table:style-name="ce8" table:formula="of:=3*SIN([.A11]*PI()/180)" office:value-type="float" office:value="2.12132034355964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310">
            <text:p>-310</text:p>
          </table:table-cell>
          <table:table-cell table:style-name="ce8" table:formula="of:=SIN([.A12]*PI()/180)" office:value-type="float" office:value="0.766044443118978">
            <text:p>0,7660444431</text:p>
          </table:table-cell>
          <table:table-cell table:style-name="ce8" table:formula="of:=SIN([.A12]*3*PI()/180)" office:value-type="float" office:value="0.499999999999999">
            <text:p>0,5</text:p>
          </table:table-cell>
          <table:table-cell table:style-name="ce8" table:formula="of:=3*SIN([.A12]*PI()/180)" office:value-type="float" office:value="2.29813332935693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305">
            <text:p>-305</text:p>
          </table:table-cell>
          <table:table-cell table:style-name="ce8" table:formula="of:=SIN([.A13]*PI()/180)" office:value-type="float" office:value="0.819152044288992">
            <text:p>0,8191520443</text:p>
          </table:table-cell>
          <table:table-cell table:style-name="ce8" table:formula="of:=SIN([.A13]*3*PI()/180)" office:value-type="float" office:value="0.25881904510252">
            <text:p>0,2588190451</text:p>
          </table:table-cell>
          <table:table-cell table:style-name="ce8" table:formula="of:=3*SIN([.A13]*PI()/180)" office:value-type="float" office:value="2.45745613286698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300">
            <text:p>-300</text:p>
          </table:table-cell>
          <table:table-cell table:style-name="ce8" table:formula="of:=SIN([.A14]*PI()/180)" office:value-type="float" office:value="0.866025403784439">
            <text:p>0,8660254038</text:p>
          </table:table-cell>
          <table:table-cell table:style-name="ce8" table:formula="of:=SIN([.A14]*3*PI()/180)" office:value-type="float" office:value="-6.12323399573677E-016">
            <text:p>-6,12323399573677E-016</text:p>
          </table:table-cell>
          <table:table-cell table:style-name="ce8" table:formula="of:=3*SIN([.A14]*PI()/180)" office:value-type="float" office:value="2.59807621135332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295">
            <text:p>-295</text:p>
          </table:table-cell>
          <table:table-cell table:style-name="ce8" table:formula="of:=SIN([.A15]*PI()/180)" office:value-type="float" office:value="0.90630778703665">
            <text:p>0,906307787</text:p>
          </table:table-cell>
          <table:table-cell table:style-name="ce8" table:formula="of:=SIN([.A15]*3*PI()/180)" office:value-type="float" office:value="-0.258819045102521">
            <text:p>-0,2588190451</text:p>
          </table:table-cell>
          <table:table-cell table:style-name="ce8" table:formula="of:=3*SIN([.A15]*PI()/180)" office:value-type="float" office:value="2.71892336110995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290">
            <text:p>-290</text:p>
          </table:table-cell>
          <table:table-cell table:style-name="ce8" table:formula="of:=SIN([.A16]*PI()/180)" office:value-type="float" office:value="0.939692620785909">
            <text:p>0,9396926208</text:p>
          </table:table-cell>
          <table:table-cell table:style-name="ce8" table:formula="of:=SIN([.A16]*3*PI()/180)" office:value-type="float" office:value="-0.5">
            <text:p>-0,5</text:p>
          </table:table-cell>
          <table:table-cell table:style-name="ce8" table:formula="of:=3*SIN([.A16]*PI()/180)" office:value-type="float" office:value="2.81907786235773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285">
            <text:p>-285</text:p>
          </table:table-cell>
          <table:table-cell table:style-name="ce8" table:formula="of:=SIN([.A17]*PI()/180)" office:value-type="float" office:value="0.965925826289068">
            <text:p>0,9659258263</text:p>
          </table:table-cell>
          <table:table-cell table:style-name="ce8" table:formula="of:=SIN([.A17]*3*PI()/180)" office:value-type="float" office:value="-0.707106781186547">
            <text:p>-0,7071067812</text:p>
          </table:table-cell>
          <table:table-cell table:style-name="ce8" table:formula="of:=3*SIN([.A17]*PI()/180)" office:value-type="float" office:value="2.8977774788672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280">
            <text:p>-280</text:p>
          </table:table-cell>
          <table:table-cell table:style-name="ce8" table:formula="of:=SIN([.A18]*PI()/180)" office:value-type="float" office:value="0.984807753012208">
            <text:p>0,984807753</text:p>
          </table:table-cell>
          <table:table-cell table:style-name="ce8" table:formula="of:=SIN([.A18]*3*PI()/180)" office:value-type="float" office:value="-0.866025403784438">
            <text:p>-0,8660254038</text:p>
          </table:table-cell>
          <table:table-cell table:style-name="ce8" table:formula="of:=3*SIN([.A18]*PI()/180)" office:value-type="float" office:value="2.95442325903662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275">
            <text:p>-275</text:p>
          </table:table-cell>
          <table:table-cell table:style-name="ce8" table:formula="of:=SIN([.A19]*PI()/180)" office:value-type="float" office:value="0.996194698091746">
            <text:p>0,9961946981</text:p>
          </table:table-cell>
          <table:table-cell table:style-name="ce8" table:formula="of:=SIN([.A19]*3*PI()/180)" office:value-type="float" office:value="-0.965925826289068">
            <text:p>-0,9659258263</text:p>
          </table:table-cell>
          <table:table-cell table:style-name="ce8" table:formula="of:=3*SIN([.A19]*PI()/180)" office:value-type="float" office:value="2.98858409427524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270">
            <text:p>-270</text:p>
          </table:table-cell>
          <table:table-cell table:style-name="ce8" table:formula="of:=SIN([.A20]*PI()/180)" office:value-type="float" office:value="1">
            <text:p>1</text:p>
          </table:table-cell>
          <table:table-cell table:style-name="ce8" table:formula="of:=SIN([.A20]*3*PI()/180)" office:value-type="float" office:value="-1">
            <text:p>-1</text:p>
          </table:table-cell>
          <table:table-cell table:style-name="ce8" table:formula="of:=3*SIN([.A20]*PI()/180)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>
            <text:p>-265</text:p>
          </table:table-cell>
          <table:table-cell table:style-name="ce8" table:formula="of:=SIN([.A21]*PI()/180)" office:value-type="float" office:value="0.996194698091746">
            <text:p>0,9961946981</text:p>
          </table:table-cell>
          <table:table-cell table:style-name="ce8" table:formula="of:=SIN([.A21]*3*PI()/180)" office:value-type="float" office:value="-0.965925826289068">
            <text:p>-0,9659258263</text:p>
          </table:table-cell>
          <table:table-cell table:style-name="ce8" table:formula="of:=3*SIN([.A21]*PI()/180)" office:value-type="float" office:value="2.98858409427524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260">
            <text:p>-260</text:p>
          </table:table-cell>
          <table:table-cell table:style-name="ce8" table:formula="of:=SIN([.A22]*PI()/180)" office:value-type="float" office:value="0.984807753012208">
            <text:p>0,984807753</text:p>
          </table:table-cell>
          <table:table-cell table:style-name="ce8" table:formula="of:=SIN([.A22]*3*PI()/180)" office:value-type="float" office:value="-0.866025403784438">
            <text:p>-0,8660254038</text:p>
          </table:table-cell>
          <table:table-cell table:style-name="ce8" table:formula="of:=3*SIN([.A22]*PI()/180)" office:value-type="float" office:value="2.95442325903662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255">
            <text:p>-255</text:p>
          </table:table-cell>
          <table:table-cell table:style-name="ce8" table:formula="of:=SIN([.A23]*PI()/180)" office:value-type="float" office:value="0.965925826289068">
            <text:p>0,9659258263</text:p>
          </table:table-cell>
          <table:table-cell table:style-name="ce8" table:formula="of:=SIN([.A23]*3*PI()/180)" office:value-type="float" office:value="-0.707106781186547">
            <text:p>-0,7071067812</text:p>
          </table:table-cell>
          <table:table-cell table:style-name="ce8" table:formula="of:=3*SIN([.A23]*PI()/180)" office:value-type="float" office:value="2.89777747886721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250">
            <text:p>-250</text:p>
          </table:table-cell>
          <table:table-cell table:style-name="ce8" table:formula="of:=SIN([.A24]*PI()/180)" office:value-type="float" office:value="0.939692620785908">
            <text:p>0,9396926208</text:p>
          </table:table-cell>
          <table:table-cell table:style-name="ce8" table:formula="of:=SIN([.A24]*3*PI()/180)" office:value-type="float" office:value="-0.499999999999999">
            <text:p>-0,5</text:p>
          </table:table-cell>
          <table:table-cell table:style-name="ce8" table:formula="of:=3*SIN([.A24]*PI()/180)" office:value-type="float" office:value="2.81907786235772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245">
            <text:p>-245</text:p>
          </table:table-cell>
          <table:table-cell table:style-name="ce8" table:formula="of:=SIN([.A25]*PI()/180)" office:value-type="float" office:value="0.90630778703665">
            <text:p>0,906307787</text:p>
          </table:table-cell>
          <table:table-cell table:style-name="ce8" table:formula="of:=SIN([.A25]*3*PI()/180)" office:value-type="float" office:value="-0.25881904510252">
            <text:p>-0,2588190451</text:p>
          </table:table-cell>
          <table:table-cell table:style-name="ce8" table:formula="of:=3*SIN([.A25]*PI()/180)" office:value-type="float" office:value="2.71892336110995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240">
            <text:p>-240</text:p>
          </table:table-cell>
          <table:table-cell table:style-name="ce8" table:formula="of:=SIN([.A26]*PI()/180)" office:value-type="float" office:value="0.866025403784438">
            <text:p>0,8660254038</text:p>
          </table:table-cell>
          <table:table-cell table:style-name="ce8" table:formula="of:=SIN([.A26]*3*PI()/180)" office:value-type="float" office:value="4.89858719658941E-016">
            <text:p>4,89858719658941E-016</text:p>
          </table:table-cell>
          <table:table-cell table:style-name="ce8" table:formula="of:=3*SIN([.A26]*PI()/180)" office:value-type="float" office:value="2.59807621135332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235">
            <text:p>-235</text:p>
          </table:table-cell>
          <table:table-cell table:style-name="ce8" table:formula="of:=SIN([.A27]*PI()/180)" office:value-type="float" office:value="0.819152044288992">
            <text:p>0,8191520443</text:p>
          </table:table-cell>
          <table:table-cell table:style-name="ce8" table:formula="of:=SIN([.A27]*3*PI()/180)" office:value-type="float" office:value="0.258819045102521">
            <text:p>0,2588190451</text:p>
          </table:table-cell>
          <table:table-cell table:style-name="ce8" table:formula="of:=3*SIN([.A27]*PI()/180)" office:value-type="float" office:value="2.45745613286697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230">
            <text:p>-230</text:p>
          </table:table-cell>
          <table:table-cell table:style-name="ce8" table:formula="of:=SIN([.A28]*PI()/180)" office:value-type="float" office:value="0.766044443118978">
            <text:p>0,7660444431</text:p>
          </table:table-cell>
          <table:table-cell table:style-name="ce8" table:formula="of:=SIN([.A28]*3*PI()/180)" office:value-type="float" office:value="0.5">
            <text:p>0,5</text:p>
          </table:table-cell>
          <table:table-cell table:style-name="ce8" table:formula="of:=3*SIN([.A28]*PI()/180)" office:value-type="float" office:value="2.29813332935693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225">
            <text:p>-225</text:p>
          </table:table-cell>
          <table:table-cell table:style-name="ce8" table:formula="of:=SIN([.A29]*PI()/180)" office:value-type="float" office:value="0.707106781186547">
            <text:p>0,7071067812</text:p>
          </table:table-cell>
          <table:table-cell table:style-name="ce8" table:formula="of:=SIN([.A29]*3*PI()/180)" office:value-type="float" office:value="0.707106781186547">
            <text:p>0,7071067812</text:p>
          </table:table-cell>
          <table:table-cell table:style-name="ce8" table:formula="of:=3*SIN([.A29]*PI()/180)" office:value-type="float" office:value="2.12132034355964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220">
            <text:p>-220</text:p>
          </table:table-cell>
          <table:table-cell table:style-name="ce8" table:formula="of:=SIN([.A30]*PI()/180)" office:value-type="float" office:value="0.642787609686539">
            <text:p>0,6427876097</text:p>
          </table:table-cell>
          <table:table-cell table:style-name="ce8" table:formula="of:=SIN([.A30]*3*PI()/180)" office:value-type="float" office:value="0.866025403784439">
            <text:p>0,8660254038</text:p>
          </table:table-cell>
          <table:table-cell table:style-name="ce8" table:formula="of:=3*SIN([.A30]*PI()/180)" office:value-type="float" office:value="1.92836282905962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215">
            <text:p>-215</text:p>
          </table:table-cell>
          <table:table-cell table:style-name="ce8" table:formula="of:=SIN([.A31]*PI()/180)" office:value-type="float" office:value="0.573576436351046">
            <text:p>0,5735764364</text:p>
          </table:table-cell>
          <table:table-cell table:style-name="ce8" table:formula="of:=SIN([.A31]*3*PI()/180)" office:value-type="float" office:value="0.965925826289068">
            <text:p>0,9659258263</text:p>
          </table:table-cell>
          <table:table-cell table:style-name="ce8" table:formula="of:=3*SIN([.A31]*PI()/180)" office:value-type="float" office:value="1.72072930905314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210">
            <text:p>-210</text:p>
          </table:table-cell>
          <table:table-cell table:style-name="ce8" table:formula="of:=SIN([.A32]*PI()/180)" office:value-type="float" office:value="0.5">
            <text:p>0,5</text:p>
          </table:table-cell>
          <table:table-cell table:style-name="ce8" table:formula="of:=SIN([.A32]*3*PI()/180)" office:value-type="float" office:value="1">
            <text:p>1</text:p>
          </table:table-cell>
          <table:table-cell table:style-name="ce8" table:formula="of:=3*SIN([.A32]*PI()/180)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>
            <text:p>-205</text:p>
          </table:table-cell>
          <table:table-cell table:style-name="ce8" table:formula="of:=SIN([.A33]*PI()/180)" office:value-type="float" office:value="0.422618261740699">
            <text:p>0,4226182617</text:p>
          </table:table-cell>
          <table:table-cell table:style-name="ce8" table:formula="of:=SIN([.A33]*3*PI()/180)" office:value-type="float" office:value="0.965925826289068">
            <text:p>0,9659258263</text:p>
          </table:table-cell>
          <table:table-cell table:style-name="ce8" table:formula="of:=3*SIN([.A33]*PI()/180)" office:value-type="float" office:value="1.2678547852221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200">
            <text:p>-200</text:p>
          </table:table-cell>
          <table:table-cell table:style-name="ce8" table:formula="of:=SIN([.A34]*PI()/180)" office:value-type="float" office:value="0.342020143325669">
            <text:p>0,3420201433</text:p>
          </table:table-cell>
          <table:table-cell table:style-name="ce8" table:formula="of:=SIN([.A34]*3*PI()/180)" office:value-type="float" office:value="0.866025403784439">
            <text:p>0,8660254038</text:p>
          </table:table-cell>
          <table:table-cell table:style-name="ce8" table:formula="of:=3*SIN([.A34]*PI()/180)" office:value-type="float" office:value="1.02606042997701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195">
            <text:p>-195</text:p>
          </table:table-cell>
          <table:table-cell table:style-name="ce8" table:formula="of:=SIN([.A35]*PI()/180)" office:value-type="float" office:value="0.25881904510252">
            <text:p>0,2588190451</text:p>
          </table:table-cell>
          <table:table-cell table:style-name="ce8" table:formula="of:=SIN([.A35]*3*PI()/180)" office:value-type="float" office:value="0.707106781186548">
            <text:p>0,7071067812</text:p>
          </table:table-cell>
          <table:table-cell table:style-name="ce8" table:formula="of:=3*SIN([.A35]*PI()/180)" office:value-type="float" office:value="0.776457135307561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190">
            <text:p>-190</text:p>
          </table:table-cell>
          <table:table-cell table:style-name="ce8" table:formula="of:=SIN([.A36]*PI()/180)" office:value-type="float" office:value="0.17364817766693">
            <text:p>0,1736481777</text:p>
          </table:table-cell>
          <table:table-cell table:style-name="ce8" table:formula="of:=SIN([.A36]*3*PI()/180)" office:value-type="float" office:value="0.500000000000001">
            <text:p>0,5</text:p>
          </table:table-cell>
          <table:table-cell table:style-name="ce8" table:formula="of:=3*SIN([.A36]*PI()/180)" office:value-type="float" office:value="0.520944533000791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185">
            <text:p>-185</text:p>
          </table:table-cell>
          <table:table-cell table:style-name="ce8" table:formula="of:=SIN([.A37]*PI()/180)" office:value-type="float" office:value="0.0871557427476579">
            <text:p>0,0871557427</text:p>
          </table:table-cell>
          <table:table-cell table:style-name="ce8" table:formula="of:=SIN([.A37]*3*PI()/180)" office:value-type="float" office:value="0.258819045102522">
            <text:p>0,2588190451</text:p>
          </table:table-cell>
          <table:table-cell table:style-name="ce8" table:formula="of:=3*SIN([.A37]*PI()/180)" office:value-type="float" office:value="0.261467228242974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-180">
            <text:p>-180</text:p>
          </table:table-cell>
          <table:table-cell table:style-name="ce8" table:formula="of:=SIN([.A38]*PI()/180)" office:value-type="float" office:value="-1.22464679914735E-016">
            <text:p>-1,22464679914735E-016</text:p>
          </table:table-cell>
          <table:table-cell table:style-name="ce8" table:formula="of:=SIN([.A38]*3*PI()/180)" office:value-type="float" office:value="-3.67394039744206E-016">
            <text:p>-3,67394039744206E-016</text:p>
          </table:table-cell>
          <table:table-cell table:style-name="ce8" table:formula="of:=3*SIN([.A38]*PI()/180)" office:value-type="float" office:value="-3.67394039744206E-016">
            <text:p>-3,67394039744206E-0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>
            <text:p>-175</text:p>
          </table:table-cell>
          <table:table-cell table:style-name="ce8" table:formula="of:=SIN([.A39]*PI()/180)" office:value-type="float" office:value="-0.0871557427476586">
            <text:p>-0,0871557427</text:p>
          </table:table-cell>
          <table:table-cell table:style-name="ce8" table:formula="of:=SIN([.A39]*3*PI()/180)" office:value-type="float" office:value="-0.258819045102521">
            <text:p>-0,2588190451</text:p>
          </table:table-cell>
          <table:table-cell table:style-name="ce8" table:formula="of:=3*SIN([.A39]*PI()/180)" office:value-type="float" office:value="-0.261467228242976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-170">
            <text:p>-170</text:p>
          </table:table-cell>
          <table:table-cell table:style-name="ce8" table:formula="of:=SIN([.A40]*PI()/180)" office:value-type="float" office:value="-0.17364817766693">
            <text:p>-0,1736481777</text:p>
          </table:table-cell>
          <table:table-cell table:style-name="ce8" table:formula="of:=SIN([.A40]*3*PI()/180)" office:value-type="float" office:value="-0.5">
            <text:p>-0,5</text:p>
          </table:table-cell>
          <table:table-cell table:style-name="ce8" table:formula="of:=3*SIN([.A40]*PI()/180)" office:value-type="float" office:value="-0.520944533000791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165">
            <text:p>-165</text:p>
          </table:table-cell>
          <table:table-cell table:style-name="ce8" table:formula="of:=SIN([.A41]*PI()/180)" office:value-type="float" office:value="-0.258819045102521">
            <text:p>-0,2588190451</text:p>
          </table:table-cell>
          <table:table-cell table:style-name="ce8" table:formula="of:=SIN([.A41]*3*PI()/180)" office:value-type="float" office:value="-0.707106781186547">
            <text:p>-0,7071067812</text:p>
          </table:table-cell>
          <table:table-cell table:style-name="ce8" table:formula="of:=3*SIN([.A41]*PI()/180)" office:value-type="float" office:value="-0.776457135307563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>
            <text:p>-160</text:p>
          </table:table-cell>
          <table:table-cell table:style-name="ce8" table:formula="of:=SIN([.A42]*PI()/180)" office:value-type="float" office:value="-0.342020143325669">
            <text:p>-0,3420201433</text:p>
          </table:table-cell>
          <table:table-cell table:style-name="ce8" table:formula="of:=SIN([.A42]*3*PI()/180)" office:value-type="float" office:value="-0.866025403784439">
            <text:p>-0,8660254038</text:p>
          </table:table-cell>
          <table:table-cell table:style-name="ce8" table:formula="of:=3*SIN([.A42]*PI()/180)" office:value-type="float" office:value="-1.02606042997701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155">
            <text:p>-155</text:p>
          </table:table-cell>
          <table:table-cell table:style-name="ce8" table:formula="of:=SIN([.A43]*PI()/180)" office:value-type="float" office:value="-0.422618261740699">
            <text:p>-0,4226182617</text:p>
          </table:table-cell>
          <table:table-cell table:style-name="ce8" table:formula="of:=SIN([.A43]*3*PI()/180)" office:value-type="float" office:value="-0.965925826289068">
            <text:p>-0,9659258263</text:p>
          </table:table-cell>
          <table:table-cell table:style-name="ce8" table:formula="of:=3*SIN([.A43]*PI()/180)" office:value-type="float" office:value="-1.2678547852221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150">
            <text:p>-150</text:p>
          </table:table-cell>
          <table:table-cell table:style-name="ce8" table:formula="of:=SIN([.A44]*PI()/180)" office:value-type="float" office:value="-0.5">
            <text:p>-0,5</text:p>
          </table:table-cell>
          <table:table-cell table:style-name="ce8" table:formula="of:=SIN([.A44]*3*PI()/180)" office:value-type="float" office:value="-1">
            <text:p>-1</text:p>
          </table:table-cell>
          <table:table-cell table:style-name="ce8" table:formula="of:=3*SIN([.A44]*PI()/180)" office:value-type="float" office:value="-1.5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>
            <text:p>-145</text:p>
          </table:table-cell>
          <table:table-cell table:style-name="ce8" table:formula="of:=SIN([.A45]*PI()/180)" office:value-type="float" office:value="-0.573576436351046">
            <text:p>-0,5735764364</text:p>
          </table:table-cell>
          <table:table-cell table:style-name="ce8" table:formula="of:=SIN([.A45]*3*PI()/180)" office:value-type="float" office:value="-0.965925826289068">
            <text:p>-0,9659258263</text:p>
          </table:table-cell>
          <table:table-cell table:style-name="ce8" table:formula="of:=3*SIN([.A45]*PI()/180)" office:value-type="float" office:value="-1.72072930905314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140">
            <text:p>-140</text:p>
          </table:table-cell>
          <table:table-cell table:style-name="ce8" table:formula="of:=SIN([.A46]*PI()/180)" office:value-type="float" office:value="-0.642787609686539">
            <text:p>-0,6427876097</text:p>
          </table:table-cell>
          <table:table-cell table:style-name="ce8" table:formula="of:=SIN([.A46]*3*PI()/180)" office:value-type="float" office:value="-0.866025403784439">
            <text:p>-0,8660254038</text:p>
          </table:table-cell>
          <table:table-cell table:style-name="ce8" table:formula="of:=3*SIN([.A46]*PI()/180)" office:value-type="float" office:value="-1.92836282905962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135">
            <text:p>-135</text:p>
          </table:table-cell>
          <table:table-cell table:style-name="ce8" table:formula="of:=SIN([.A47]*PI()/180)" office:value-type="float" office:value="-0.707106781186548">
            <text:p>-0,7071067812</text:p>
          </table:table-cell>
          <table:table-cell table:style-name="ce8" table:formula="of:=SIN([.A47]*3*PI()/180)" office:value-type="float" office:value="-0.707106781186547">
            <text:p>-0,7071067812</text:p>
          </table:table-cell>
          <table:table-cell table:style-name="ce8" table:formula="of:=3*SIN([.A47]*PI()/180)" office:value-type="float" office:value="-2.12132034355964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130">
            <text:p>-130</text:p>
          </table:table-cell>
          <table:table-cell table:style-name="ce8" table:formula="of:=SIN([.A48]*PI()/180)" office:value-type="float" office:value="-0.766044443118978">
            <text:p>-0,7660444431</text:p>
          </table:table-cell>
          <table:table-cell table:style-name="ce8" table:formula="of:=SIN([.A48]*3*PI()/180)" office:value-type="float" office:value="-0.499999999999999">
            <text:p>-0,5</text:p>
          </table:table-cell>
          <table:table-cell table:style-name="ce8" table:formula="of:=3*SIN([.A48]*PI()/180)" office:value-type="float" office:value="-2.29813332935693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125">
            <text:p>-125</text:p>
          </table:table-cell>
          <table:table-cell table:style-name="ce8" table:formula="of:=SIN([.A49]*PI()/180)" office:value-type="float" office:value="-0.819152044288992">
            <text:p>-0,8191520443</text:p>
          </table:table-cell>
          <table:table-cell table:style-name="ce8" table:formula="of:=SIN([.A49]*3*PI()/180)" office:value-type="float" office:value="-0.25881904510252">
            <text:p>-0,2588190451</text:p>
          </table:table-cell>
          <table:table-cell table:style-name="ce8" table:formula="of:=3*SIN([.A49]*PI()/180)" office:value-type="float" office:value="-2.45745613286698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120">
            <text:p>-120</text:p>
          </table:table-cell>
          <table:table-cell table:style-name="ce8" table:formula="of:=SIN([.A50]*PI()/180)" office:value-type="float" office:value="-0.866025403784439">
            <text:p>-0,8660254038</text:p>
          </table:table-cell>
          <table:table-cell table:style-name="ce8" table:formula="of:=SIN([.A50]*3*PI()/180)" office:value-type="float" office:value="2.44929359829471E-016">
            <text:p>2,44929359829471E-016</text:p>
          </table:table-cell>
          <table:table-cell table:style-name="ce8" table:formula="of:=3*SIN([.A50]*PI()/180)" office:value-type="float" office:value="-2.59807621135332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115">
            <text:p>-115</text:p>
          </table:table-cell>
          <table:table-cell table:style-name="ce8" table:formula="of:=SIN([.A51]*PI()/180)" office:value-type="float" office:value="-0.90630778703665">
            <text:p>-0,906307787</text:p>
          </table:table-cell>
          <table:table-cell table:style-name="ce8" table:formula="of:=SIN([.A51]*3*PI()/180)" office:value-type="float" office:value="0.258819045102521">
            <text:p>0,2588190451</text:p>
          </table:table-cell>
          <table:table-cell table:style-name="ce8" table:formula="of:=3*SIN([.A51]*PI()/180)" office:value-type="float" office:value="-2.71892336110995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110">
            <text:p>-110</text:p>
          </table:table-cell>
          <table:table-cell table:style-name="ce8" table:formula="of:=SIN([.A52]*PI()/180)" office:value-type="float" office:value="-0.939692620785908">
            <text:p>-0,9396926208</text:p>
          </table:table-cell>
          <table:table-cell table:style-name="ce8" table:formula="of:=SIN([.A52]*3*PI()/180)" office:value-type="float" office:value="0.5">
            <text:p>0,5</text:p>
          </table:table-cell>
          <table:table-cell table:style-name="ce8" table:formula="of:=3*SIN([.A52]*PI()/180)" office:value-type="float" office:value="-2.81907786235773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105">
            <text:p>-105</text:p>
          </table:table-cell>
          <table:table-cell table:style-name="ce8" table:formula="of:=SIN([.A53]*PI()/180)" office:value-type="float" office:value="-0.965925826289068">
            <text:p>-0,9659258263</text:p>
          </table:table-cell>
          <table:table-cell table:style-name="ce8" table:formula="of:=SIN([.A53]*3*PI()/180)" office:value-type="float" office:value="0.707106781186548">
            <text:p>0,7071067812</text:p>
          </table:table-cell>
          <table:table-cell table:style-name="ce8" table:formula="of:=3*SIN([.A53]*PI()/180)" office:value-type="float" office:value="-2.89777747886721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100">
            <text:p>-100</text:p>
          </table:table-cell>
          <table:table-cell table:style-name="ce8" table:formula="of:=SIN([.A54]*PI()/180)" office:value-type="float" office:value="-0.984807753012208">
            <text:p>-0,984807753</text:p>
          </table:table-cell>
          <table:table-cell table:style-name="ce8" table:formula="of:=SIN([.A54]*3*PI()/180)" office:value-type="float" office:value="0.866025403784439">
            <text:p>0,8660254038</text:p>
          </table:table-cell>
          <table:table-cell table:style-name="ce8" table:formula="of:=3*SIN([.A54]*PI()/180)" office:value-type="float" office:value="-2.95442325903662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95">
            <text:p>-95</text:p>
          </table:table-cell>
          <table:table-cell table:style-name="ce8" table:formula="of:=SIN([.A55]*PI()/180)" office:value-type="float" office:value="-0.996194698091746">
            <text:p>-0,9961946981</text:p>
          </table:table-cell>
          <table:table-cell table:style-name="ce8" table:formula="of:=SIN([.A55]*3*PI()/180)" office:value-type="float" office:value="0.965925826289068">
            <text:p>0,9659258263</text:p>
          </table:table-cell>
          <table:table-cell table:style-name="ce8" table:formula="of:=3*SIN([.A55]*PI()/180)" office:value-type="float" office:value="-2.98858409427524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90">
            <text:p>-90</text:p>
          </table:table-cell>
          <table:table-cell table:style-name="ce8" table:formula="of:=SIN([.A56]*PI()/180)" office:value-type="float" office:value="-1">
            <text:p>-1</text:p>
          </table:table-cell>
          <table:table-cell table:style-name="ce8" table:formula="of:=SIN([.A56]*3*PI()/180)" office:value-type="float" office:value="1">
            <text:p>1</text:p>
          </table:table-cell>
          <table:table-cell table:style-name="ce8" table:formula="of:=3*SIN([.A56]*PI()/180)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>
            <text:p>-85</text:p>
          </table:table-cell>
          <table:table-cell table:style-name="ce8" table:formula="of:=SIN([.A57]*PI()/180)" office:value-type="float" office:value="-0.996194698091746">
            <text:p>-0,9961946981</text:p>
          </table:table-cell>
          <table:table-cell table:style-name="ce8" table:formula="of:=SIN([.A57]*3*PI()/180)" office:value-type="float" office:value="0.965925826289068">
            <text:p>0,9659258263</text:p>
          </table:table-cell>
          <table:table-cell table:style-name="ce8" table:formula="of:=3*SIN([.A57]*PI()/180)" office:value-type="float" office:value="-2.98858409427524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80">
            <text:p>-80</text:p>
          </table:table-cell>
          <table:table-cell table:style-name="ce8" table:formula="of:=SIN([.A58]*PI()/180)" office:value-type="float" office:value="-0.984807753012208">
            <text:p>-0,984807753</text:p>
          </table:table-cell>
          <table:table-cell table:style-name="ce8" table:formula="of:=SIN([.A58]*3*PI()/180)" office:value-type="float" office:value="0.866025403784438">
            <text:p>0,8660254038</text:p>
          </table:table-cell>
          <table:table-cell table:style-name="ce8" table:formula="of:=3*SIN([.A58]*PI()/180)" office:value-type="float" office:value="-2.95442325903662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75">
            <text:p>-75</text:p>
          </table:table-cell>
          <table:table-cell table:style-name="ce8" table:formula="of:=SIN([.A59]*PI()/180)" office:value-type="float" office:value="-0.965925826289068">
            <text:p>-0,9659258263</text:p>
          </table:table-cell>
          <table:table-cell table:style-name="ce8" table:formula="of:=SIN([.A59]*3*PI()/180)" office:value-type="float" office:value="0.707106781186547">
            <text:p>0,7071067812</text:p>
          </table:table-cell>
          <table:table-cell table:style-name="ce8" table:formula="of:=3*SIN([.A59]*PI()/180)" office:value-type="float" office:value="-2.89777747886721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70">
            <text:p>-70</text:p>
          </table:table-cell>
          <table:table-cell table:style-name="ce8" table:formula="of:=SIN([.A60]*PI()/180)" office:value-type="float" office:value="-0.939692620785908">
            <text:p>-0,9396926208</text:p>
          </table:table-cell>
          <table:table-cell table:style-name="ce8" table:formula="of:=SIN([.A60]*3*PI()/180)" office:value-type="float" office:value="0.5">
            <text:p>0,5</text:p>
          </table:table-cell>
          <table:table-cell table:style-name="ce8" table:formula="of:=3*SIN([.A60]*PI()/180)" office:value-type="float" office:value="-2.81907786235772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65">
            <text:p>-65</text:p>
          </table:table-cell>
          <table:table-cell table:style-name="ce8" table:formula="of:=SIN([.A61]*PI()/180)" office:value-type="float" office:value="-0.90630778703665">
            <text:p>-0,906307787</text:p>
          </table:table-cell>
          <table:table-cell table:style-name="ce8" table:formula="of:=SIN([.A61]*3*PI()/180)" office:value-type="float" office:value="0.25881904510252">
            <text:p>0,2588190451</text:p>
          </table:table-cell>
          <table:table-cell table:style-name="ce8" table:formula="of:=3*SIN([.A61]*PI()/180)" office:value-type="float" office:value="-2.71892336110995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60">
            <text:p>-60</text:p>
          </table:table-cell>
          <table:table-cell table:style-name="ce8" table:formula="of:=SIN([.A62]*PI()/180)" office:value-type="float" office:value="-0.866025403784439">
            <text:p>-0,8660254038</text:p>
          </table:table-cell>
          <table:table-cell table:style-name="ce8" table:formula="of:=SIN([.A62]*3*PI()/180)" office:value-type="float" office:value="-1.22464679914735E-016">
            <text:p>-1,22464679914735E-016</text:p>
          </table:table-cell>
          <table:table-cell table:style-name="ce8" table:formula="of:=3*SIN([.A62]*PI()/180)" office:value-type="float" office:value="-2.59807621135332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55">
            <text:p>-55</text:p>
          </table:table-cell>
          <table:table-cell table:style-name="ce8" table:formula="of:=SIN([.A63]*PI()/180)" office:value-type="float" office:value="-0.819152044288992">
            <text:p>-0,8191520443</text:p>
          </table:table-cell>
          <table:table-cell table:style-name="ce8" table:formula="of:=SIN([.A63]*3*PI()/180)" office:value-type="float" office:value="-0.258819045102521">
            <text:p>-0,2588190451</text:p>
          </table:table-cell>
          <table:table-cell table:style-name="ce8" table:formula="of:=3*SIN([.A63]*PI()/180)" office:value-type="float" office:value="-2.45745613286698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50">
            <text:p>-50</text:p>
          </table:table-cell>
          <table:table-cell table:style-name="ce8" table:formula="of:=SIN([.A64]*PI()/180)" office:value-type="float" office:value="-0.766044443118978">
            <text:p>-0,7660444431</text:p>
          </table:table-cell>
          <table:table-cell table:style-name="ce8" table:formula="of:=SIN([.A64]*3*PI()/180)" office:value-type="float" office:value="-0.5">
            <text:p>-0,5</text:p>
          </table:table-cell>
          <table:table-cell table:style-name="ce8" table:formula="of:=3*SIN([.A64]*PI()/180)" office:value-type="float" office:value="-2.29813332935693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45">
            <text:p>-45</text:p>
          </table:table-cell>
          <table:table-cell table:style-name="ce8" table:formula="of:=SIN([.A65]*PI()/180)" office:value-type="float" office:value="-0.707106781186547">
            <text:p>-0,7071067812</text:p>
          </table:table-cell>
          <table:table-cell table:style-name="ce8" table:formula="of:=SIN([.A65]*3*PI()/180)" office:value-type="float" office:value="-0.707106781186548">
            <text:p>-0,7071067812</text:p>
          </table:table-cell>
          <table:table-cell table:style-name="ce8" table:formula="of:=3*SIN([.A65]*PI()/180)" office:value-type="float" office:value="-2.12132034355964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40">
            <text:p>-40</text:p>
          </table:table-cell>
          <table:table-cell table:style-name="ce8" table:formula="of:=SIN([.A66]*PI()/180)" office:value-type="float" office:value="-0.642787609686539">
            <text:p>-0,6427876097</text:p>
          </table:table-cell>
          <table:table-cell table:style-name="ce8" table:formula="of:=SIN([.A66]*3*PI()/180)" office:value-type="float" office:value="-0.866025403784439">
            <text:p>-0,8660254038</text:p>
          </table:table-cell>
          <table:table-cell table:style-name="ce8" table:formula="of:=3*SIN([.A66]*PI()/180)" office:value-type="float" office:value="-1.92836282905962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35">
            <text:p>-35</text:p>
          </table:table-cell>
          <table:table-cell table:style-name="ce8" table:formula="of:=SIN([.A67]*PI()/180)" office:value-type="float" office:value="-0.573576436351046">
            <text:p>-0,5735764364</text:p>
          </table:table-cell>
          <table:table-cell table:style-name="ce8" table:formula="of:=SIN([.A67]*3*PI()/180)" office:value-type="float" office:value="-0.965925826289068">
            <text:p>-0,9659258263</text:p>
          </table:table-cell>
          <table:table-cell table:style-name="ce8" table:formula="of:=3*SIN([.A67]*PI()/180)" office:value-type="float" office:value="-1.72072930905314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30">
            <text:p>-30</text:p>
          </table:table-cell>
          <table:table-cell table:style-name="ce8" table:formula="of:=SIN([.A68]*PI()/180)" office:value-type="float" office:value="-0.5">
            <text:p>-0,5</text:p>
          </table:table-cell>
          <table:table-cell table:style-name="ce8" table:formula="of:=SIN([.A68]*3*PI()/180)" office:value-type="float" office:value="-1">
            <text:p>-1</text:p>
          </table:table-cell>
          <table:table-cell table:style-name="ce8" table:formula="of:=3*SIN([.A68]*PI()/180)" office:value-type="float" office:value="-1.5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>
            <text:p>-25</text:p>
          </table:table-cell>
          <table:table-cell table:style-name="ce8" table:formula="of:=SIN([.A69]*PI()/180)" office:value-type="float" office:value="-0.422618261740699">
            <text:p>-0,4226182617</text:p>
          </table:table-cell>
          <table:table-cell table:style-name="ce8" table:formula="of:=SIN([.A69]*3*PI()/180)" office:value-type="float" office:value="-0.965925826289068">
            <text:p>-0,9659258263</text:p>
          </table:table-cell>
          <table:table-cell table:style-name="ce8" table:formula="of:=3*SIN([.A69]*PI()/180)" office:value-type="float" office:value="-1.2678547852221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20">
            <text:p>-20</text:p>
          </table:table-cell>
          <table:table-cell table:style-name="ce8" table:formula="of:=SIN([.A70]*PI()/180)" office:value-type="float" office:value="-0.342020143325669">
            <text:p>-0,3420201433</text:p>
          </table:table-cell>
          <table:table-cell table:style-name="ce8" table:formula="of:=SIN([.A70]*3*PI()/180)" office:value-type="float" office:value="-0.866025403784439">
            <text:p>-0,8660254038</text:p>
          </table:table-cell>
          <table:table-cell table:style-name="ce8" table:formula="of:=3*SIN([.A70]*PI()/180)" office:value-type="float" office:value="-1.02606042997701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15">
            <text:p>-15</text:p>
          </table:table-cell>
          <table:table-cell table:style-name="ce8" table:formula="of:=SIN([.A71]*PI()/180)" office:value-type="float" office:value="-0.258819045102521">
            <text:p>-0,2588190451</text:p>
          </table:table-cell>
          <table:table-cell table:style-name="ce8" table:formula="of:=SIN([.A71]*3*PI()/180)" office:value-type="float" office:value="-0.707106781186547">
            <text:p>-0,7071067812</text:p>
          </table:table-cell>
          <table:table-cell table:style-name="ce8" table:formula="of:=3*SIN([.A71]*PI()/180)" office:value-type="float" office:value="-0.776457135307562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10">
            <text:p>-10</text:p>
          </table:table-cell>
          <table:table-cell table:style-name="ce8" table:formula="of:=SIN([.A72]*PI()/180)" office:value-type="float" office:value="-0.17364817766693">
            <text:p>-0,1736481777</text:p>
          </table:table-cell>
          <table:table-cell table:style-name="ce8" table:formula="of:=SIN([.A72]*3*PI()/180)" office:value-type="float" office:value="-0.5">
            <text:p>-0,5</text:p>
          </table:table-cell>
          <table:table-cell table:style-name="ce8" table:formula="of:=3*SIN([.A72]*PI()/180)" office:value-type="float" office:value="-0.520944533000791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5">
            <text:p>-5</text:p>
          </table:table-cell>
          <table:table-cell table:style-name="ce8" table:formula="of:=SIN([.A73]*PI()/180)" office:value-type="float" office:value="-0.0871557427476582">
            <text:p>-0,0871557427</text:p>
          </table:table-cell>
          <table:table-cell table:style-name="ce8" table:formula="of:=SIN([.A73]*3*PI()/180)" office:value-type="float" office:value="-0.258819045102521">
            <text:p>-0,2588190451</text:p>
          </table:table-cell>
          <table:table-cell table:style-name="ce8" table:formula="of:=3*SIN([.A73]*PI()/180)" office:value-type="float" office:value="-0.261467228242974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8" table:formula="of:=SIN([.A74]*PI()/180)" office:value-type="float" office:value="0">
            <text:p>0</text:p>
          </table:table-cell>
          <table:table-cell table:style-name="ce8" table:formula="of:=SIN([.A74]*3*PI()/180)" office:value-type="float" office:value="0">
            <text:p>0</text:p>
          </table:table-cell>
          <table:table-cell table:style-name="ce8" table:formula="of:=3*SIN([.A74]*PI()/18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8" table:formula="of:=SIN([.A75]*PI()/180)" office:value-type="float" office:value="0.0871557427476582">
            <text:p>0,0871557427</text:p>
          </table:table-cell>
          <table:table-cell table:style-name="ce8" table:formula="of:=SIN([.A75]*3*PI()/180)" office:value-type="float" office:value="0.258819045102521">
            <text:p>0,2588190451</text:p>
          </table:table-cell>
          <table:table-cell table:style-name="ce8" table:formula="of:=3*SIN([.A75]*PI()/180)" office:value-type="float" office:value="0.261467228242974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8" table:formula="of:=SIN([.A76]*PI()/180)" office:value-type="float" office:value="0.17364817766693">
            <text:p>0,1736481777</text:p>
          </table:table-cell>
          <table:table-cell table:style-name="ce8" table:formula="of:=SIN([.A76]*3*PI()/180)" office:value-type="float" office:value="0.5">
            <text:p>0,5</text:p>
          </table:table-cell>
          <table:table-cell table:style-name="ce8" table:formula="of:=3*SIN([.A76]*PI()/180)" office:value-type="float" office:value="0.520944533000791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8" table:formula="of:=SIN([.A77]*PI()/180)" office:value-type="float" office:value="0.258819045102521">
            <text:p>0,2588190451</text:p>
          </table:table-cell>
          <table:table-cell table:style-name="ce8" table:formula="of:=SIN([.A77]*3*PI()/180)" office:value-type="float" office:value="0.707106781186547">
            <text:p>0,7071067812</text:p>
          </table:table-cell>
          <table:table-cell table:style-name="ce8" table:formula="of:=3*SIN([.A77]*PI()/180)" office:value-type="float" office:value="0.776457135307562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8" table:formula="of:=SIN([.A78]*PI()/180)" office:value-type="float" office:value="0.342020143325669">
            <text:p>0,3420201433</text:p>
          </table:table-cell>
          <table:table-cell table:style-name="ce8" table:formula="of:=SIN([.A78]*3*PI()/180)" office:value-type="float" office:value="0.866025403784439">
            <text:p>0,8660254038</text:p>
          </table:table-cell>
          <table:table-cell table:style-name="ce8" table:formula="of:=3*SIN([.A78]*PI()/180)" office:value-type="float" office:value="1.02606042997701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8" table:formula="of:=SIN([.A79]*PI()/180)" office:value-type="float" office:value="0.422618261740699">
            <text:p>0,4226182617</text:p>
          </table:table-cell>
          <table:table-cell table:style-name="ce8" table:formula="of:=SIN([.A79]*3*PI()/180)" office:value-type="float" office:value="0.965925826289068">
            <text:p>0,9659258263</text:p>
          </table:table-cell>
          <table:table-cell table:style-name="ce8" table:formula="of:=3*SIN([.A79]*PI()/180)" office:value-type="float" office:value="1.2678547852221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8" table:formula="of:=SIN([.A80]*PI()/180)" office:value-type="float" office:value="0.5">
            <text:p>0,5</text:p>
          </table:table-cell>
          <table:table-cell table:style-name="ce8" table:formula="of:=SIN([.A80]*3*PI()/180)" office:value-type="float" office:value="1">
            <text:p>1</text:p>
          </table:table-cell>
          <table:table-cell table:style-name="ce8" table:formula="of:=3*SIN([.A80]*PI()/180)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8" table:formula="of:=SIN([.A81]*PI()/180)" office:value-type="float" office:value="0.573576436351046">
            <text:p>0,5735764364</text:p>
          </table:table-cell>
          <table:table-cell table:style-name="ce8" table:formula="of:=SIN([.A81]*3*PI()/180)" office:value-type="float" office:value="0.965925826289068">
            <text:p>0,9659258263</text:p>
          </table:table-cell>
          <table:table-cell table:style-name="ce8" table:formula="of:=3*SIN([.A81]*PI()/180)" office:value-type="float" office:value="1.72072930905314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8" table:formula="of:=SIN([.A82]*PI()/180)" office:value-type="float" office:value="0.642787609686539">
            <text:p>0,6427876097</text:p>
          </table:table-cell>
          <table:table-cell table:style-name="ce8" table:formula="of:=SIN([.A82]*3*PI()/180)" office:value-type="float" office:value="0.866025403784439">
            <text:p>0,8660254038</text:p>
          </table:table-cell>
          <table:table-cell table:style-name="ce8" table:formula="of:=3*SIN([.A82]*PI()/180)" office:value-type="float" office:value="1.92836282905962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8" table:formula="of:=SIN([.A83]*PI()/180)" office:value-type="float" office:value="0.707106781186547">
            <text:p>0,7071067812</text:p>
          </table:table-cell>
          <table:table-cell table:style-name="ce8" table:formula="of:=SIN([.A83]*3*PI()/180)" office:value-type="float" office:value="0.707106781186548">
            <text:p>0,7071067812</text:p>
          </table:table-cell>
          <table:table-cell table:style-name="ce8" table:formula="of:=3*SIN([.A83]*PI()/180)" office:value-type="float" office:value="2.12132034355964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50">
            <text:p>50</text:p>
          </table:table-cell>
          <table:table-cell table:style-name="ce8" table:formula="of:=SIN([.A84]*PI()/180)" office:value-type="float" office:value="0.766044443118978">
            <text:p>0,7660444431</text:p>
          </table:table-cell>
          <table:table-cell table:style-name="ce8" table:formula="of:=SIN([.A84]*3*PI()/180)" office:value-type="float" office:value="0.5">
            <text:p>0,5</text:p>
          </table:table-cell>
          <table:table-cell table:style-name="ce8" table:formula="of:=3*SIN([.A84]*PI()/180)" office:value-type="float" office:value="2.29813332935693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55">
            <text:p>55</text:p>
          </table:table-cell>
          <table:table-cell table:style-name="ce8" table:formula="of:=SIN([.A85]*PI()/180)" office:value-type="float" office:value="0.819152044288992">
            <text:p>0,8191520443</text:p>
          </table:table-cell>
          <table:table-cell table:style-name="ce8" table:formula="of:=SIN([.A85]*3*PI()/180)" office:value-type="float" office:value="0.258819045102521">
            <text:p>0,2588190451</text:p>
          </table:table-cell>
          <table:table-cell table:style-name="ce8" table:formula="of:=3*SIN([.A85]*PI()/180)" office:value-type="float" office:value="2.45745613286698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60">
            <text:p>60</text:p>
          </table:table-cell>
          <table:table-cell table:style-name="ce8" table:formula="of:=SIN([.A86]*PI()/180)" office:value-type="float" office:value="0.866025403784439">
            <text:p>0,8660254038</text:p>
          </table:table-cell>
          <table:table-cell table:style-name="ce8" table:formula="of:=SIN([.A86]*3*PI()/180)" office:value-type="float" office:value="1.22464679914735E-016">
            <text:p>1,22464679914735E-016</text:p>
          </table:table-cell>
          <table:table-cell table:style-name="ce8" table:formula="of:=3*SIN([.A86]*PI()/180)" office:value-type="float" office:value="2.59807621135332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65">
            <text:p>65</text:p>
          </table:table-cell>
          <table:table-cell table:style-name="ce8" table:formula="of:=SIN([.A87]*PI()/180)" office:value-type="float" office:value="0.90630778703665">
            <text:p>0,906307787</text:p>
          </table:table-cell>
          <table:table-cell table:style-name="ce8" table:formula="of:=SIN([.A87]*3*PI()/180)" office:value-type="float" office:value="-0.25881904510252">
            <text:p>-0,2588190451</text:p>
          </table:table-cell>
          <table:table-cell table:style-name="ce8" table:formula="of:=3*SIN([.A87]*PI()/180)" office:value-type="float" office:value="2.71892336110995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70">
            <text:p>70</text:p>
          </table:table-cell>
          <table:table-cell table:style-name="ce8" table:formula="of:=SIN([.A88]*PI()/180)" office:value-type="float" office:value="0.939692620785908">
            <text:p>0,9396926208</text:p>
          </table:table-cell>
          <table:table-cell table:style-name="ce8" table:formula="of:=SIN([.A88]*3*PI()/180)" office:value-type="float" office:value="-0.5">
            <text:p>-0,5</text:p>
          </table:table-cell>
          <table:table-cell table:style-name="ce8" table:formula="of:=3*SIN([.A88]*PI()/180)" office:value-type="float" office:value="2.81907786235772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75">
            <text:p>75</text:p>
          </table:table-cell>
          <table:table-cell table:style-name="ce8" table:formula="of:=SIN([.A89]*PI()/180)" office:value-type="float" office:value="0.965925826289068">
            <text:p>0,9659258263</text:p>
          </table:table-cell>
          <table:table-cell table:style-name="ce8" table:formula="of:=SIN([.A89]*3*PI()/180)" office:value-type="float" office:value="-0.707106781186547">
            <text:p>-0,7071067812</text:p>
          </table:table-cell>
          <table:table-cell table:style-name="ce8" table:formula="of:=3*SIN([.A89]*PI()/180)" office:value-type="float" office:value="2.89777747886721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80">
            <text:p>80</text:p>
          </table:table-cell>
          <table:table-cell table:style-name="ce8" table:formula="of:=SIN([.A90]*PI()/180)" office:value-type="float" office:value="0.984807753012208">
            <text:p>0,984807753</text:p>
          </table:table-cell>
          <table:table-cell table:style-name="ce8" table:formula="of:=SIN([.A90]*3*PI()/180)" office:value-type="float" office:value="-0.866025403784438">
            <text:p>-0,8660254038</text:p>
          </table:table-cell>
          <table:table-cell table:style-name="ce8" table:formula="of:=3*SIN([.A90]*PI()/180)" office:value-type="float" office:value="2.95442325903662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85">
            <text:p>85</text:p>
          </table:table-cell>
          <table:table-cell table:style-name="ce8" table:formula="of:=SIN([.A91]*PI()/180)" office:value-type="float" office:value="0.996194698091746">
            <text:p>0,9961946981</text:p>
          </table:table-cell>
          <table:table-cell table:style-name="ce8" table:formula="of:=SIN([.A91]*3*PI()/180)" office:value-type="float" office:value="-0.965925826289068">
            <text:p>-0,9659258263</text:p>
          </table:table-cell>
          <table:table-cell table:style-name="ce8" table:formula="of:=3*SIN([.A91]*PI()/180)" office:value-type="float" office:value="2.98858409427524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90">
            <text:p>90</text:p>
          </table:table-cell>
          <table:table-cell table:style-name="ce8" table:formula="of:=SIN([.A92]*PI()/180)" office:value-type="float" office:value="1">
            <text:p>1</text:p>
          </table:table-cell>
          <table:table-cell table:style-name="ce8" table:formula="of:=SIN([.A92]*3*PI()/180)" office:value-type="float" office:value="-1">
            <text:p>-1</text:p>
          </table:table-cell>
          <table:table-cell table:style-name="ce8" table:formula="of:=3*SIN([.A92]*PI()/180)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>
            <text:p>95</text:p>
          </table:table-cell>
          <table:table-cell table:style-name="ce8" table:formula="of:=SIN([.A93]*PI()/180)" office:value-type="float" office:value="0.996194698091746">
            <text:p>0,9961946981</text:p>
          </table:table-cell>
          <table:table-cell table:style-name="ce8" table:formula="of:=SIN([.A93]*3*PI()/180)" office:value-type="float" office:value="-0.965925826289068">
            <text:p>-0,9659258263</text:p>
          </table:table-cell>
          <table:table-cell table:style-name="ce8" table:formula="of:=3*SIN([.A93]*PI()/180)" office:value-type="float" office:value="2.98858409427524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table:formula="of:=SIN([.A94]*PI()/180)" office:value-type="float" office:value="0.984807753012208">
            <text:p>0,984807753</text:p>
          </table:table-cell>
          <table:table-cell table:style-name="ce8" table:formula="of:=SIN([.A94]*3*PI()/180)" office:value-type="float" office:value="-0.866025403784439">
            <text:p>-0,8660254038</text:p>
          </table:table-cell>
          <table:table-cell table:style-name="ce8" table:formula="of:=3*SIN([.A94]*PI()/180)" office:value-type="float" office:value="2.95442325903662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8" table:formula="of:=SIN([.A95]*PI()/180)" office:value-type="float" office:value="0.965925826289068">
            <text:p>0,9659258263</text:p>
          </table:table-cell>
          <table:table-cell table:style-name="ce8" table:formula="of:=SIN([.A95]*3*PI()/180)" office:value-type="float" office:value="-0.707106781186548">
            <text:p>-0,7071067812</text:p>
          </table:table-cell>
          <table:table-cell table:style-name="ce8" table:formula="of:=3*SIN([.A95]*PI()/180)" office:value-type="float" office:value="2.89777747886721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110">
            <text:p>110</text:p>
          </table:table-cell>
          <table:table-cell table:style-name="ce8" table:formula="of:=SIN([.A96]*PI()/180)" office:value-type="float" office:value="0.939692620785908">
            <text:p>0,9396926208</text:p>
          </table:table-cell>
          <table:table-cell table:style-name="ce8" table:formula="of:=SIN([.A96]*3*PI()/180)" office:value-type="float" office:value="-0.5">
            <text:p>-0,5</text:p>
          </table:table-cell>
          <table:table-cell table:style-name="ce8" table:formula="of:=3*SIN([.A96]*PI()/180)" office:value-type="float" office:value="2.81907786235773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115">
            <text:p>115</text:p>
          </table:table-cell>
          <table:table-cell table:style-name="ce8" table:formula="of:=SIN([.A97]*PI()/180)" office:value-type="float" office:value="0.90630778703665">
            <text:p>0,906307787</text:p>
          </table:table-cell>
          <table:table-cell table:style-name="ce8" table:formula="of:=SIN([.A97]*3*PI()/180)" office:value-type="float" office:value="-0.258819045102521">
            <text:p>-0,2588190451</text:p>
          </table:table-cell>
          <table:table-cell table:style-name="ce8" table:formula="of:=3*SIN([.A97]*PI()/180)" office:value-type="float" office:value="2.71892336110995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120">
            <text:p>120</text:p>
          </table:table-cell>
          <table:table-cell table:style-name="ce8" table:formula="of:=SIN([.A98]*PI()/180)" office:value-type="float" office:value="0.866025403784439">
            <text:p>0,8660254038</text:p>
          </table:table-cell>
          <table:table-cell table:style-name="ce8" table:formula="of:=SIN([.A98]*3*PI()/180)" office:value-type="float" office:value="-2.44929359829471E-016">
            <text:p>-2,44929359829471E-016</text:p>
          </table:table-cell>
          <table:table-cell table:style-name="ce8" table:formula="of:=3*SIN([.A98]*PI()/180)" office:value-type="float" office:value="2.59807621135332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125">
            <text:p>125</text:p>
          </table:table-cell>
          <table:table-cell table:style-name="ce8" table:formula="of:=SIN([.A99]*PI()/180)" office:value-type="float" office:value="0.819152044288992">
            <text:p>0,8191520443</text:p>
          </table:table-cell>
          <table:table-cell table:style-name="ce8" table:formula="of:=SIN([.A99]*3*PI()/180)" office:value-type="float" office:value="0.25881904510252">
            <text:p>0,2588190451</text:p>
          </table:table-cell>
          <table:table-cell table:style-name="ce8" table:formula="of:=3*SIN([.A99]*PI()/180)" office:value-type="float" office:value="2.45745613286698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130">
            <text:p>130</text:p>
          </table:table-cell>
          <table:table-cell table:style-name="ce8" table:formula="of:=SIN([.A100]*PI()/180)" office:value-type="float" office:value="0.766044443118978">
            <text:p>0,7660444431</text:p>
          </table:table-cell>
          <table:table-cell table:style-name="ce8" table:formula="of:=SIN([.A100]*3*PI()/180)" office:value-type="float" office:value="0.499999999999999">
            <text:p>0,5</text:p>
          </table:table-cell>
          <table:table-cell table:style-name="ce8" table:formula="of:=3*SIN([.A100]*PI()/180)" office:value-type="float" office:value="2.29813332935693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135">
            <text:p>135</text:p>
          </table:table-cell>
          <table:table-cell table:style-name="ce8" table:formula="of:=SIN([.A101]*PI()/180)" office:value-type="float" office:value="0.707106781186548">
            <text:p>0,7071067812</text:p>
          </table:table-cell>
          <table:table-cell table:style-name="ce8" table:formula="of:=SIN([.A101]*3*PI()/180)" office:value-type="float" office:value="0.707106781186547">
            <text:p>0,7071067812</text:p>
          </table:table-cell>
          <table:table-cell table:style-name="ce8" table:formula="of:=3*SIN([.A101]*PI()/180)" office:value-type="float" office:value="2.12132034355964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140">
            <text:p>140</text:p>
          </table:table-cell>
          <table:table-cell table:style-name="ce8" table:formula="of:=SIN([.A102]*PI()/180)" office:value-type="float" office:value="0.642787609686539">
            <text:p>0,6427876097</text:p>
          </table:table-cell>
          <table:table-cell table:style-name="ce8" table:formula="of:=SIN([.A102]*3*PI()/180)" office:value-type="float" office:value="0.866025403784439">
            <text:p>0,8660254038</text:p>
          </table:table-cell>
          <table:table-cell table:style-name="ce8" table:formula="of:=3*SIN([.A102]*PI()/180)" office:value-type="float" office:value="1.92836282905962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145">
            <text:p>145</text:p>
          </table:table-cell>
          <table:table-cell table:style-name="ce8" table:formula="of:=SIN([.A103]*PI()/180)" office:value-type="float" office:value="0.573576436351046">
            <text:p>0,5735764364</text:p>
          </table:table-cell>
          <table:table-cell table:style-name="ce8" table:formula="of:=SIN([.A103]*3*PI()/180)" office:value-type="float" office:value="0.965925826289068">
            <text:p>0,9659258263</text:p>
          </table:table-cell>
          <table:table-cell table:style-name="ce8" table:formula="of:=3*SIN([.A103]*PI()/180)" office:value-type="float" office:value="1.72072930905314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150">
            <text:p>150</text:p>
          </table:table-cell>
          <table:table-cell table:style-name="ce8" table:formula="of:=SIN([.A104]*PI()/180)" office:value-type="float" office:value="0.5">
            <text:p>0,5</text:p>
          </table:table-cell>
          <table:table-cell table:style-name="ce8" table:formula="of:=SIN([.A104]*3*PI()/180)" office:value-type="float" office:value="1">
            <text:p>1</text:p>
          </table:table-cell>
          <table:table-cell table:style-name="ce8" table:formula="of:=3*SIN([.A104]*PI()/180)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>
            <text:p>155</text:p>
          </table:table-cell>
          <table:table-cell table:style-name="ce8" table:formula="of:=SIN([.A105]*PI()/180)" office:value-type="float" office:value="0.422618261740699">
            <text:p>0,4226182617</text:p>
          </table:table-cell>
          <table:table-cell table:style-name="ce8" table:formula="of:=SIN([.A105]*3*PI()/180)" office:value-type="float" office:value="0.965925826289068">
            <text:p>0,9659258263</text:p>
          </table:table-cell>
          <table:table-cell table:style-name="ce8" table:formula="of:=3*SIN([.A105]*PI()/180)" office:value-type="float" office:value="1.2678547852221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160">
            <text:p>160</text:p>
          </table:table-cell>
          <table:table-cell table:style-name="ce8" table:formula="of:=SIN([.A106]*PI()/180)" office:value-type="float" office:value="0.342020143325669">
            <text:p>0,3420201433</text:p>
          </table:table-cell>
          <table:table-cell table:style-name="ce8" table:formula="of:=SIN([.A106]*3*PI()/180)" office:value-type="float" office:value="0.866025403784439">
            <text:p>0,8660254038</text:p>
          </table:table-cell>
          <table:table-cell table:style-name="ce8" table:formula="of:=3*SIN([.A106]*PI()/180)" office:value-type="float" office:value="1.02606042997701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165">
            <text:p>165</text:p>
          </table:table-cell>
          <table:table-cell table:style-name="ce8" table:formula="of:=SIN([.A107]*PI()/180)" office:value-type="float" office:value="0.258819045102521">
            <text:p>0,2588190451</text:p>
          </table:table-cell>
          <table:table-cell table:style-name="ce8" table:formula="of:=SIN([.A107]*3*PI()/180)" office:value-type="float" office:value="0.707106781186547">
            <text:p>0,7071067812</text:p>
          </table:table-cell>
          <table:table-cell table:style-name="ce8" table:formula="of:=3*SIN([.A107]*PI()/180)" office:value-type="float" office:value="0.776457135307563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170">
            <text:p>170</text:p>
          </table:table-cell>
          <table:table-cell table:style-name="ce8" table:formula="of:=SIN([.A108]*PI()/180)" office:value-type="float" office:value="0.17364817766693">
            <text:p>0,1736481777</text:p>
          </table:table-cell>
          <table:table-cell table:style-name="ce8" table:formula="of:=SIN([.A108]*3*PI()/180)" office:value-type="float" office:value="0.5">
            <text:p>0,5</text:p>
          </table:table-cell>
          <table:table-cell table:style-name="ce8" table:formula="of:=3*SIN([.A108]*PI()/180)" office:value-type="float" office:value="0.520944533000791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175">
            <text:p>175</text:p>
          </table:table-cell>
          <table:table-cell table:style-name="ce8" table:formula="of:=SIN([.A109]*PI()/180)" office:value-type="float" office:value="0.0871557427476586">
            <text:p>0,0871557427</text:p>
          </table:table-cell>
          <table:table-cell table:style-name="ce8" table:formula="of:=SIN([.A109]*3*PI()/180)" office:value-type="float" office:value="0.258819045102521">
            <text:p>0,2588190451</text:p>
          </table:table-cell>
          <table:table-cell table:style-name="ce8" table:formula="of:=3*SIN([.A109]*PI()/180)" office:value-type="float" office:value="0.261467228242976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180">
            <text:p>180</text:p>
          </table:table-cell>
          <table:table-cell table:style-name="ce8" table:formula="of:=SIN([.A110]*PI()/180)" office:value-type="float" office:value="1.22464679914735E-016">
            <text:p>1,22464679914735E-016</text:p>
          </table:table-cell>
          <table:table-cell table:style-name="ce8" table:formula="of:=SIN([.A110]*3*PI()/180)" office:value-type="float" office:value="3.67394039744206E-016">
            <text:p>3,67394039744206E-016</text:p>
          </table:table-cell>
          <table:table-cell table:style-name="ce8" table:formula="of:=3*SIN([.A110]*PI()/180)" office:value-type="float" office:value="3.67394039744206E-016">
            <text:p>3,67394039744206E-0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>
            <text:p>185</text:p>
          </table:table-cell>
          <table:table-cell table:style-name="ce8" table:formula="of:=SIN([.A111]*PI()/180)" office:value-type="float" office:value="-0.0871557427476579">
            <text:p>-0,0871557427</text:p>
          </table:table-cell>
          <table:table-cell table:style-name="ce8" table:formula="of:=SIN([.A111]*3*PI()/180)" office:value-type="float" office:value="-0.258819045102522">
            <text:p>-0,2588190451</text:p>
          </table:table-cell>
          <table:table-cell table:style-name="ce8" table:formula="of:=3*SIN([.A111]*PI()/180)" office:value-type="float" office:value="-0.261467228242974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190">
            <text:p>190</text:p>
          </table:table-cell>
          <table:table-cell table:style-name="ce8" table:formula="of:=SIN([.A112]*PI()/180)" office:value-type="float" office:value="-0.17364817766693">
            <text:p>-0,1736481777</text:p>
          </table:table-cell>
          <table:table-cell table:style-name="ce8" table:formula="of:=SIN([.A112]*3*PI()/180)" office:value-type="float" office:value="-0.500000000000001">
            <text:p>-0,5</text:p>
          </table:table-cell>
          <table:table-cell table:style-name="ce8" table:formula="of:=3*SIN([.A112]*PI()/180)" office:value-type="float" office:value="-0.520944533000791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195">
            <text:p>195</text:p>
          </table:table-cell>
          <table:table-cell table:style-name="ce8" table:formula="of:=SIN([.A113]*PI()/180)" office:value-type="float" office:value="-0.25881904510252">
            <text:p>-0,2588190451</text:p>
          </table:table-cell>
          <table:table-cell table:style-name="ce8" table:formula="of:=SIN([.A113]*3*PI()/180)" office:value-type="float" office:value="-0.707106781186548">
            <text:p>-0,7071067812</text:p>
          </table:table-cell>
          <table:table-cell table:style-name="ce8" table:formula="of:=3*SIN([.A113]*PI()/180)" office:value-type="float" office:value="-0.776457135307561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200">
            <text:p>200</text:p>
          </table:table-cell>
          <table:table-cell table:style-name="ce8" table:formula="of:=SIN([.A114]*PI()/180)" office:value-type="float" office:value="-0.342020143325669">
            <text:p>-0,3420201433</text:p>
          </table:table-cell>
          <table:table-cell table:style-name="ce8" table:formula="of:=SIN([.A114]*3*PI()/180)" office:value-type="float" office:value="-0.866025403784439">
            <text:p>-0,8660254038</text:p>
          </table:table-cell>
          <table:table-cell table:style-name="ce8" table:formula="of:=3*SIN([.A114]*PI()/180)" office:value-type="float" office:value="-1.02606042997701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205">
            <text:p>205</text:p>
          </table:table-cell>
          <table:table-cell table:style-name="ce8" table:formula="of:=SIN([.A115]*PI()/180)" office:value-type="float" office:value="-0.422618261740699">
            <text:p>-0,4226182617</text:p>
          </table:table-cell>
          <table:table-cell table:style-name="ce8" table:formula="of:=SIN([.A115]*3*PI()/180)" office:value-type="float" office:value="-0.965925826289068">
            <text:p>-0,9659258263</text:p>
          </table:table-cell>
          <table:table-cell table:style-name="ce8" table:formula="of:=3*SIN([.A115]*PI()/180)" office:value-type="float" office:value="-1.2678547852221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210">
            <text:p>210</text:p>
          </table:table-cell>
          <table:table-cell table:style-name="ce8" table:formula="of:=SIN([.A116]*PI()/180)" office:value-type="float" office:value="-0.5">
            <text:p>-0,5</text:p>
          </table:table-cell>
          <table:table-cell table:style-name="ce8" table:formula="of:=SIN([.A116]*3*PI()/180)" office:value-type="float" office:value="-1">
            <text:p>-1</text:p>
          </table:table-cell>
          <table:table-cell table:style-name="ce8" table:formula="of:=3*SIN([.A116]*PI()/180)" office:value-type="float" office:value="-1.5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>
            <text:p>215</text:p>
          </table:table-cell>
          <table:table-cell table:style-name="ce8" table:formula="of:=SIN([.A117]*PI()/180)" office:value-type="float" office:value="-0.573576436351046">
            <text:p>-0,5735764364</text:p>
          </table:table-cell>
          <table:table-cell table:style-name="ce8" table:formula="of:=SIN([.A117]*3*PI()/180)" office:value-type="float" office:value="-0.965925826289068">
            <text:p>-0,9659258263</text:p>
          </table:table-cell>
          <table:table-cell table:style-name="ce8" table:formula="of:=3*SIN([.A117]*PI()/180)" office:value-type="float" office:value="-1.72072930905314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220">
            <text:p>220</text:p>
          </table:table-cell>
          <table:table-cell table:style-name="ce8" table:formula="of:=SIN([.A118]*PI()/180)" office:value-type="float" office:value="-0.642787609686539">
            <text:p>-0,6427876097</text:p>
          </table:table-cell>
          <table:table-cell table:style-name="ce8" table:formula="of:=SIN([.A118]*3*PI()/180)" office:value-type="float" office:value="-0.866025403784439">
            <text:p>-0,8660254038</text:p>
          </table:table-cell>
          <table:table-cell table:style-name="ce8" table:formula="of:=3*SIN([.A118]*PI()/180)" office:value-type="float" office:value="-1.92836282905962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225">
            <text:p>225</text:p>
          </table:table-cell>
          <table:table-cell table:style-name="ce8" table:formula="of:=SIN([.A119]*PI()/180)" office:value-type="float" office:value="-0.707106781186547">
            <text:p>-0,7071067812</text:p>
          </table:table-cell>
          <table:table-cell table:style-name="ce8" table:formula="of:=SIN([.A119]*3*PI()/180)" office:value-type="float" office:value="-0.707106781186547">
            <text:p>-0,7071067812</text:p>
          </table:table-cell>
          <table:table-cell table:style-name="ce8" table:formula="of:=3*SIN([.A119]*PI()/180)" office:value-type="float" office:value="-2.12132034355964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230">
            <text:p>230</text:p>
          </table:table-cell>
          <table:table-cell table:style-name="ce8" table:formula="of:=SIN([.A120]*PI()/180)" office:value-type="float" office:value="-0.766044443118978">
            <text:p>-0,7660444431</text:p>
          </table:table-cell>
          <table:table-cell table:style-name="ce8" table:formula="of:=SIN([.A120]*3*PI()/180)" office:value-type="float" office:value="-0.5">
            <text:p>-0,5</text:p>
          </table:table-cell>
          <table:table-cell table:style-name="ce8" table:formula="of:=3*SIN([.A120]*PI()/180)" office:value-type="float" office:value="-2.29813332935693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235">
            <text:p>235</text:p>
          </table:table-cell>
          <table:table-cell table:style-name="ce8" table:formula="of:=SIN([.A121]*PI()/180)" office:value-type="float" office:value="-0.819152044288992">
            <text:p>-0,8191520443</text:p>
          </table:table-cell>
          <table:table-cell table:style-name="ce8" table:formula="of:=SIN([.A121]*3*PI()/180)" office:value-type="float" office:value="-0.258819045102521">
            <text:p>-0,2588190451</text:p>
          </table:table-cell>
          <table:table-cell table:style-name="ce8" table:formula="of:=3*SIN([.A121]*PI()/180)" office:value-type="float" office:value="-2.45745613286697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240">
            <text:p>240</text:p>
          </table:table-cell>
          <table:table-cell table:style-name="ce8" table:formula="of:=SIN([.A122]*PI()/180)" office:value-type="float" office:value="-0.866025403784438">
            <text:p>-0,8660254038</text:p>
          </table:table-cell>
          <table:table-cell table:style-name="ce8" table:formula="of:=SIN([.A122]*3*PI()/180)" office:value-type="float" office:value="-4.89858719658941E-016">
            <text:p>-4,89858719658941E-016</text:p>
          </table:table-cell>
          <table:table-cell table:style-name="ce8" table:formula="of:=3*SIN([.A122]*PI()/180)" office:value-type="float" office:value="-2.59807621135332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245">
            <text:p>245</text:p>
          </table:table-cell>
          <table:table-cell table:style-name="ce8" table:formula="of:=SIN([.A123]*PI()/180)" office:value-type="float" office:value="-0.90630778703665">
            <text:p>-0,906307787</text:p>
          </table:table-cell>
          <table:table-cell table:style-name="ce8" table:formula="of:=SIN([.A123]*3*PI()/180)" office:value-type="float" office:value="0.25881904510252">
            <text:p>0,2588190451</text:p>
          </table:table-cell>
          <table:table-cell table:style-name="ce8" table:formula="of:=3*SIN([.A123]*PI()/180)" office:value-type="float" office:value="-2.71892336110995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250">
            <text:p>250</text:p>
          </table:table-cell>
          <table:table-cell table:style-name="ce8" table:formula="of:=SIN([.A124]*PI()/180)" office:value-type="float" office:value="-0.939692620785908">
            <text:p>-0,9396926208</text:p>
          </table:table-cell>
          <table:table-cell table:style-name="ce8" table:formula="of:=SIN([.A124]*3*PI()/180)" office:value-type="float" office:value="0.499999999999999">
            <text:p>0,5</text:p>
          </table:table-cell>
          <table:table-cell table:style-name="ce8" table:formula="of:=3*SIN([.A124]*PI()/180)" office:value-type="float" office:value="-2.81907786235772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255">
            <text:p>255</text:p>
          </table:table-cell>
          <table:table-cell table:style-name="ce8" table:formula="of:=SIN([.A125]*PI()/180)" office:value-type="float" office:value="-0.965925826289068">
            <text:p>-0,9659258263</text:p>
          </table:table-cell>
          <table:table-cell table:style-name="ce8" table:formula="of:=SIN([.A125]*3*PI()/180)" office:value-type="float" office:value="0.707106781186547">
            <text:p>0,7071067812</text:p>
          </table:table-cell>
          <table:table-cell table:style-name="ce8" table:formula="of:=3*SIN([.A125]*PI()/180)" office:value-type="float" office:value="-2.89777747886721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260">
            <text:p>260</text:p>
          </table:table-cell>
          <table:table-cell table:style-name="ce8" table:formula="of:=SIN([.A126]*PI()/180)" office:value-type="float" office:value="-0.984807753012208">
            <text:p>-0,984807753</text:p>
          </table:table-cell>
          <table:table-cell table:style-name="ce8" table:formula="of:=SIN([.A126]*3*PI()/180)" office:value-type="float" office:value="0.866025403784438">
            <text:p>0,8660254038</text:p>
          </table:table-cell>
          <table:table-cell table:style-name="ce8" table:formula="of:=3*SIN([.A126]*PI()/180)" office:value-type="float" office:value="-2.95442325903662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265">
            <text:p>265</text:p>
          </table:table-cell>
          <table:table-cell table:style-name="ce8" table:formula="of:=SIN([.A127]*PI()/180)" office:value-type="float" office:value="-0.996194698091746">
            <text:p>-0,9961946981</text:p>
          </table:table-cell>
          <table:table-cell table:style-name="ce8" table:formula="of:=SIN([.A127]*3*PI()/180)" office:value-type="float" office:value="0.965925826289068">
            <text:p>0,9659258263</text:p>
          </table:table-cell>
          <table:table-cell table:style-name="ce8" table:formula="of:=3*SIN([.A127]*PI()/180)" office:value-type="float" office:value="-2.98858409427524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270">
            <text:p>270</text:p>
          </table:table-cell>
          <table:table-cell table:style-name="ce8" table:formula="of:=SIN([.A128]*PI()/180)" office:value-type="float" office:value="-1">
            <text:p>-1</text:p>
          </table:table-cell>
          <table:table-cell table:style-name="ce8" table:formula="of:=SIN([.A128]*3*PI()/180)" office:value-type="float" office:value="1">
            <text:p>1</text:p>
          </table:table-cell>
          <table:table-cell table:style-name="ce8" table:formula="of:=3*SIN([.A128]*PI()/180)" office:value-type="float" office:value="-3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>
            <text:p>275</text:p>
          </table:table-cell>
          <table:table-cell table:style-name="ce8" table:formula="of:=SIN([.A129]*PI()/180)" office:value-type="float" office:value="-0.996194698091746">
            <text:p>-0,9961946981</text:p>
          </table:table-cell>
          <table:table-cell table:style-name="ce8" table:formula="of:=SIN([.A129]*3*PI()/180)" office:value-type="float" office:value="0.965925826289068">
            <text:p>0,9659258263</text:p>
          </table:table-cell>
          <table:table-cell table:style-name="ce8" table:formula="of:=3*SIN([.A129]*PI()/180)" office:value-type="float" office:value="-2.98858409427524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280">
            <text:p>280</text:p>
          </table:table-cell>
          <table:table-cell table:style-name="ce8" table:formula="of:=SIN([.A130]*PI()/180)" office:value-type="float" office:value="-0.984807753012208">
            <text:p>-0,984807753</text:p>
          </table:table-cell>
          <table:table-cell table:style-name="ce8" table:formula="of:=SIN([.A130]*3*PI()/180)" office:value-type="float" office:value="0.866025403784438">
            <text:p>0,8660254038</text:p>
          </table:table-cell>
          <table:table-cell table:style-name="ce8" table:formula="of:=3*SIN([.A130]*PI()/180)" office:value-type="float" office:value="-2.95442325903662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285">
            <text:p>285</text:p>
          </table:table-cell>
          <table:table-cell table:style-name="ce8" table:formula="of:=SIN([.A131]*PI()/180)" office:value-type="float" office:value="-0.965925826289068">
            <text:p>-0,9659258263</text:p>
          </table:table-cell>
          <table:table-cell table:style-name="ce8" table:formula="of:=SIN([.A131]*3*PI()/180)" office:value-type="float" office:value="0.707106781186547">
            <text:p>0,7071067812</text:p>
          </table:table-cell>
          <table:table-cell table:style-name="ce8" table:formula="of:=3*SIN([.A131]*PI()/180)" office:value-type="float" office:value="-2.8977774788672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290">
            <text:p>290</text:p>
          </table:table-cell>
          <table:table-cell table:style-name="ce8" table:formula="of:=SIN([.A132]*PI()/180)" office:value-type="float" office:value="-0.939692620785909">
            <text:p>-0,9396926208</text:p>
          </table:table-cell>
          <table:table-cell table:style-name="ce8" table:formula="of:=SIN([.A132]*3*PI()/180)" office:value-type="float" office:value="0.5">
            <text:p>0,5</text:p>
          </table:table-cell>
          <table:table-cell table:style-name="ce8" table:formula="of:=3*SIN([.A132]*PI()/180)" office:value-type="float" office:value="-2.81907786235773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295">
            <text:p>295</text:p>
          </table:table-cell>
          <table:table-cell table:style-name="ce8" table:formula="of:=SIN([.A133]*PI()/180)" office:value-type="float" office:value="-0.90630778703665">
            <text:p>-0,906307787</text:p>
          </table:table-cell>
          <table:table-cell table:style-name="ce8" table:formula="of:=SIN([.A133]*3*PI()/180)" office:value-type="float" office:value="0.258819045102521">
            <text:p>0,2588190451</text:p>
          </table:table-cell>
          <table:table-cell table:style-name="ce8" table:formula="of:=3*SIN([.A133]*PI()/180)" office:value-type="float" office:value="-2.71892336110995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300">
            <text:p>300</text:p>
          </table:table-cell>
          <table:table-cell table:style-name="ce8" table:formula="of:=SIN([.A134]*PI()/180)" office:value-type="float" office:value="-0.866025403784439">
            <text:p>-0,8660254038</text:p>
          </table:table-cell>
          <table:table-cell table:style-name="ce8" table:formula="of:=SIN([.A134]*3*PI()/180)" office:value-type="float" office:value="6.12323399573677E-016">
            <text:p>6,12323399573677E-016</text:p>
          </table:table-cell>
          <table:table-cell table:style-name="ce8" table:formula="of:=3*SIN([.A134]*PI()/180)" office:value-type="float" office:value="-2.59807621135332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305">
            <text:p>305</text:p>
          </table:table-cell>
          <table:table-cell table:style-name="ce8" table:formula="of:=SIN([.A135]*PI()/180)" office:value-type="float" office:value="-0.819152044288992">
            <text:p>-0,8191520443</text:p>
          </table:table-cell>
          <table:table-cell table:style-name="ce8" table:formula="of:=SIN([.A135]*3*PI()/180)" office:value-type="float" office:value="-0.25881904510252">
            <text:p>-0,2588190451</text:p>
          </table:table-cell>
          <table:table-cell table:style-name="ce8" table:formula="of:=3*SIN([.A135]*PI()/180)" office:value-type="float" office:value="-2.45745613286698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310">
            <text:p>310</text:p>
          </table:table-cell>
          <table:table-cell table:style-name="ce8" table:formula="of:=SIN([.A136]*PI()/180)" office:value-type="float" office:value="-0.766044443118978">
            <text:p>-0,7660444431</text:p>
          </table:table-cell>
          <table:table-cell table:style-name="ce8" table:formula="of:=SIN([.A136]*3*PI()/180)" office:value-type="float" office:value="-0.499999999999999">
            <text:p>-0,5</text:p>
          </table:table-cell>
          <table:table-cell table:style-name="ce8" table:formula="of:=3*SIN([.A136]*PI()/180)" office:value-type="float" office:value="-2.29813332935693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315">
            <text:p>315</text:p>
          </table:table-cell>
          <table:table-cell table:style-name="ce8" table:formula="of:=SIN([.A137]*PI()/180)" office:value-type="float" office:value="-0.707106781186548">
            <text:p>-0,7071067812</text:p>
          </table:table-cell>
          <table:table-cell table:style-name="ce8" table:formula="of:=SIN([.A137]*3*PI()/180)" office:value-type="float" office:value="-0.707106781186545">
            <text:p>-0,7071067812</text:p>
          </table:table-cell>
          <table:table-cell table:style-name="ce8" table:formula="of:=3*SIN([.A137]*PI()/180)" office:value-type="float" office:value="-2.12132034355964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320">
            <text:p>320</text:p>
          </table:table-cell>
          <table:table-cell table:style-name="ce8" table:formula="of:=SIN([.A138]*PI()/180)" office:value-type="float" office:value="-0.64278760968654">
            <text:p>-0,6427876097</text:p>
          </table:table-cell>
          <table:table-cell table:style-name="ce8" table:formula="of:=SIN([.A138]*3*PI()/180)" office:value-type="float" office:value="-0.866025403784438">
            <text:p>-0,8660254038</text:p>
          </table:table-cell>
          <table:table-cell table:style-name="ce8" table:formula="of:=3*SIN([.A138]*PI()/180)" office:value-type="float" office:value="-1.92836282905962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325">
            <text:p>325</text:p>
          </table:table-cell>
          <table:table-cell table:style-name="ce8" table:formula="of:=SIN([.A139]*PI()/180)" office:value-type="float" office:value="-0.573576436351047">
            <text:p>-0,5735764364</text:p>
          </table:table-cell>
          <table:table-cell table:style-name="ce8" table:formula="of:=SIN([.A139]*3*PI()/180)" office:value-type="float" office:value="-0.965925826289068">
            <text:p>-0,9659258263</text:p>
          </table:table-cell>
          <table:table-cell table:style-name="ce8" table:formula="of:=3*SIN([.A139]*PI()/180)" office:value-type="float" office:value="-1.72072930905314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330">
            <text:p>330</text:p>
          </table:table-cell>
          <table:table-cell table:style-name="ce8" table:formula="of:=SIN([.A140]*PI()/180)" office:value-type="float" office:value="-0.5">
            <text:p>-0,5</text:p>
          </table:table-cell>
          <table:table-cell table:style-name="ce8" table:formula="of:=SIN([.A140]*3*PI()/180)" office:value-type="float" office:value="-1">
            <text:p>-1</text:p>
          </table:table-cell>
          <table:table-cell table:style-name="ce8" table:formula="of:=3*SIN([.A140]*PI()/180)" office:value-type="float" office:value="-1.5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>
            <text:p>335</text:p>
          </table:table-cell>
          <table:table-cell table:style-name="ce8" table:formula="of:=SIN([.A141]*PI()/180)" office:value-type="float" office:value="-0.4226182617407">
            <text:p>-0,4226182617</text:p>
          </table:table-cell>
          <table:table-cell table:style-name="ce8" table:formula="of:=SIN([.A141]*3*PI()/180)" office:value-type="float" office:value="-0.965925826289069">
            <text:p>-0,9659258263</text:p>
          </table:table-cell>
          <table:table-cell table:style-name="ce8" table:formula="of:=3*SIN([.A141]*PI()/180)" office:value-type="float" office:value="-1.2678547852221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340">
            <text:p>340</text:p>
          </table:table-cell>
          <table:table-cell table:style-name="ce8" table:formula="of:=SIN([.A142]*PI()/180)" office:value-type="float" office:value="-0.342020143325669">
            <text:p>-0,3420201433</text:p>
          </table:table-cell>
          <table:table-cell table:style-name="ce8" table:formula="of:=SIN([.A142]*3*PI()/180)" office:value-type="float" office:value="-0.866025403784438">
            <text:p>-0,8660254038</text:p>
          </table:table-cell>
          <table:table-cell table:style-name="ce8" table:formula="of:=3*SIN([.A142]*PI()/180)" office:value-type="float" office:value="-1.02606042997701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345">
            <text:p>345</text:p>
          </table:table-cell>
          <table:table-cell table:style-name="ce8" table:formula="of:=SIN([.A143]*PI()/180)" office:value-type="float" office:value="-0.258819045102521">
            <text:p>-0,2588190451</text:p>
          </table:table-cell>
          <table:table-cell table:style-name="ce8" table:formula="of:=SIN([.A143]*3*PI()/180)" office:value-type="float" office:value="-0.707106781186549">
            <text:p>-0,7071067812</text:p>
          </table:table-cell>
          <table:table-cell table:style-name="ce8" table:formula="of:=3*SIN([.A143]*PI()/180)" office:value-type="float" office:value="-0.776457135307562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350">
            <text:p>350</text:p>
          </table:table-cell>
          <table:table-cell table:style-name="ce8" table:formula="of:=SIN([.A144]*PI()/180)" office:value-type="float" office:value="-0.173648177666931">
            <text:p>-0,1736481777</text:p>
          </table:table-cell>
          <table:table-cell table:style-name="ce8" table:formula="of:=SIN([.A144]*3*PI()/180)" office:value-type="float" office:value="-0.5">
            <text:p>-0,5</text:p>
          </table:table-cell>
          <table:table-cell table:style-name="ce8" table:formula="of:=3*SIN([.A144]*PI()/180)" office:value-type="float" office:value="-0.520944533000794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355">
            <text:p>355</text:p>
          </table:table-cell>
          <table:table-cell table:style-name="ce8" table:formula="of:=SIN([.A145]*PI()/180)" office:value-type="float" office:value="-0.0871557427476583">
            <text:p>-0,0871557427</text:p>
          </table:table-cell>
          <table:table-cell table:style-name="ce8" table:formula="of:=SIN([.A145]*3*PI()/180)" office:value-type="float" office:value="-0.258819045102523">
            <text:p>-0,2588190451</text:p>
          </table:table-cell>
          <table:table-cell table:style-name="ce8" table:formula="of:=3*SIN([.A145]*PI()/180)" office:value-type="float" office:value="-0.261467228242975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360">
            <text:p>360</text:p>
          </table:table-cell>
          <table:table-cell table:style-name="ce8" table:formula="of:=SIN([.A146]*PI()/180)" office:value-type="float" office:value="-2.44929359829471E-016">
            <text:p>-2,44929359829471E-016</text:p>
          </table:table-cell>
          <table:table-cell table:style-name="ce8" table:formula="of:=SIN([.A146]*3*PI()/180)" office:value-type="float" office:value="-7.34788079488412E-016">
            <text:p>-7,34788079488412E-016</text:p>
          </table:table-cell>
          <table:table-cell table:style-name="ce8" table:formula="of:=3*SIN([.A146]*PI()/180)" office:value-type="float" office:value="-7.34788079488412E-016">
            <text:p>-7,34788079488412E-0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5. Pomiary" table:style-name="ta5">
        <table:shapes>
          <draw:frame draw:z-index="0" draw:style-name="gr1" draw:text-style-name="P1" svg:width="15.193cm" svg:height="8.317cm" svg:x="5.056cm" svg:y="2.136cm">
            <draw:object draw:notify-on-update-of-ranges="'5. Pomiary'.B1:'5. Pomiary'.B1 '5. Pomiary'.B2:'5. Pomiary'.B32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float" office:value="1.92407596103626">
            <text:p>1,924075961</text:p>
          </table:table-cell>
          <table:table-cell table:number-columns-repeated="1022"/>
        </table:table-row>
        <table:table-row table:style-name="ro1">
          <table:table-cell table:style-name="ce5" office:value-type="float" office:value="0.1">
            <text:p>0,1</text:p>
          </table:table-cell>
          <table:table-cell table:style-name="ce5" office:value-type="float" office:value="1.95221925969246">
            <text:p>1,9522192597</text:p>
          </table:table-cell>
          <table:table-cell table:number-columns-repeated="1022"/>
        </table:table-row>
        <table:table-row table:style-name="ro1">
          <table:table-cell table:style-name="ce5" office:value-type="float" office:value="0.2">
            <text:p>0,2</text:p>
          </table:table-cell>
          <table:table-cell table:style-name="ce5" office:value-type="float" office:value="2.28347800786909">
            <text:p>2,2834780079</text:p>
          </table:table-cell>
          <table:table-cell table:number-columns-repeated="1022"/>
        </table:table-row>
        <table:table-row table:style-name="ro1">
          <table:table-cell table:style-name="ce5" office:value-type="float" office:value="0.3">
            <text:p>0,3</text:p>
          </table:table-cell>
          <table:table-cell table:style-name="ce5" office:value-type="float" office:value="2.63040483190159">
            <text:p>2,6304048319</text:p>
          </table:table-cell>
          <table:table-cell table:number-columns-repeated="1022"/>
        </table:table-row>
        <table:table-row table:style-name="ro1">
          <table:table-cell table:style-name="ce5" office:value-type="float" office:value="0.4">
            <text:p>0,4</text:p>
          </table:table-cell>
          <table:table-cell table:style-name="ce5" office:value-type="float" office:value="3.44787609620402">
            <text:p>3,4478760962</text:p>
          </table:table-cell>
          <table:table-cell table:number-columns-repeated="1022"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3.70257666832636">
            <text:p>3,7025766683</text:p>
          </table:table-cell>
          <table:table-cell table:number-columns-repeated="1022"/>
        </table:table-row>
        <table:table-row table:style-name="ro1">
          <table:table-cell table:style-name="ce5" office:value-type="float" office:value="0.6">
            <text:p>0,6</text:p>
          </table:table-cell>
          <table:table-cell table:style-name="ce5" office:value-type="float" office:value="4.07335103227285">
            <text:p>4,0733510323</text:p>
          </table:table-cell>
          <table:table-cell table:number-columns-repeated="1022"/>
        </table:table-row>
        <table:table-row table:style-name="ro1">
          <table:table-cell table:style-name="ce5" office:value-type="float" office:value="0.7">
            <text:p>0,7</text:p>
          </table:table-cell>
          <table:table-cell table:style-name="ce5" office:value-type="float" office:value="3.7564588807235">
            <text:p>3,7564588807</text:p>
          </table:table-cell>
          <table:table-cell table:number-columns-repeated="1022"/>
        </table:table-row>
        <table:table-row table:style-name="ro1">
          <table:table-cell table:style-name="ce5" office:value-type="float" office:value="0.8">
            <text:p>0,8</text:p>
          </table:table-cell>
          <table:table-cell table:style-name="ce5" office:value-type="float" office:value="4.30576835584167">
            <text:p>4,3057683558</text:p>
          </table:table-cell>
          <table:table-cell table:number-columns-repeated="1022"/>
        </table:table-row>
        <table:table-row table:style-name="ro1">
          <table:table-cell table:style-name="ce5" office:value-type="float" office:value="0.9">
            <text:p>0,9</text:p>
          </table:table-cell>
          <table:table-cell table:style-name="ce5" office:value-type="float" office:value="3.50570908290721">
            <text:p>3,5057090829</text:p>
          </table:table-cell>
          <table:table-cell table:number-columns-repeated="102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3.74797128376499">
            <text:p>3,7479712838</text:p>
          </table:table-cell>
          <table:table-cell table:number-columns-repeated="1022"/>
        </table:table-row>
        <table:table-row table:style-name="ro1">
          <table:table-cell table:style-name="ce5" office:value-type="float" office:value="1.1">
            <text:p>1,1</text:p>
          </table:table-cell>
          <table:table-cell table:style-name="ce5" office:value-type="float" office:value="4.20006720943046">
            <text:p>4,2000672094</text:p>
          </table:table-cell>
          <table:table-cell table:number-columns-repeated="1022"/>
        </table:table-row>
        <table:table-row table:style-name="ro1">
          <table:table-cell table:style-name="ce5" office:value-type="float" office:value="1.2">
            <text:p>1,2</text:p>
          </table:table-cell>
          <table:table-cell table:style-name="ce5" office:value-type="float" office:value="4.21969823470302">
            <text:p>4,2196982347</text:p>
          </table:table-cell>
          <table:table-cell table:number-columns-repeated="1022"/>
        </table:table-row>
        <table:table-row table:style-name="ro1">
          <table:table-cell table:style-name="ce5" office:value-type="float" office:value="1.3">
            <text:p>1,3</text:p>
          </table:table-cell>
          <table:table-cell table:style-name="ce5" office:value-type="float" office:value="3.99089437986102">
            <text:p>3,9908943799</text:p>
          </table:table-cell>
          <table:table-cell table:number-columns-repeated="1022"/>
        </table:table-row>
        <table:table-row table:style-name="ro1">
          <table:table-cell table:style-name="ce5" office:value-type="float" office:value="1.4">
            <text:p>1,4</text:p>
          </table:table-cell>
          <table:table-cell table:style-name="ce5" office:value-type="float" office:value="3.8694447276792">
            <text:p>3,8694447277</text:p>
          </table:table-cell>
          <table:table-cell table:number-columns-repeated="1022"/>
        </table:table-row>
        <table:table-row table:style-name="ro1">
          <table:table-cell table:style-name="ce5" office:value-type="float" office:value="1.5">
            <text:p>1,5</text:p>
          </table:table-cell>
          <table:table-cell table:style-name="ce5" office:value-type="float" office:value="3.90854538332002">
            <text:p>3,9085453833</text:p>
          </table:table-cell>
          <table:table-cell table:number-columns-repeated="1022"/>
        </table:table-row>
        <table:table-row table:style-name="ro1">
          <table:table-cell table:style-name="ce5" office:value-type="float" office:value="1.6">
            <text:p>1,6</text:p>
          </table:table-cell>
          <table:table-cell table:style-name="ce5" office:value-type="float" office:value="3.14649051606558">
            <text:p>3,1464905161</text:p>
          </table:table-cell>
          <table:table-cell table:number-columns-repeated="1022"/>
        </table:table-row>
        <table:table-row table:style-name="ro1">
          <table:table-cell table:style-name="ce5" office:value-type="float" office:value="1.7">
            <text:p>1,7</text:p>
          </table:table-cell>
          <table:table-cell table:style-name="ce5" office:value-type="float" office:value="2.97821189446152">
            <text:p>2,9782118945</text:p>
          </table:table-cell>
          <table:table-cell table:number-columns-repeated="1022"/>
        </table:table-row>
        <table:table-row table:style-name="ro1">
          <table:table-cell table:style-name="ce5" office:value-type="float" office:value="1.8">
            <text:p>1,8</text:p>
          </table:table-cell>
          <table:table-cell table:style-name="ce5" office:value-type="float" office:value="2.95795439531715">
            <text:p>2,9579543953</text:p>
          </table:table-cell>
          <table:table-cell table:number-columns-repeated="1022"/>
        </table:table-row>
        <table:table-row table:style-name="ro1">
          <table:table-cell table:style-name="ce5" office:value-type="float" office:value="1.9">
            <text:p>1,9</text:p>
          </table:table-cell>
          <table:table-cell table:style-name="ce5" office:value-type="float" office:value="2.29156095248961">
            <text:p>2,2915609525</text:p>
          </table:table-cell>
          <table:table-cell table:number-columns-repeated="102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1.71967745788394">
            <text:p>1,7196774579</text:p>
          </table:table-cell>
          <table:table-cell table:number-columns-repeated="1022"/>
        </table:table-row>
        <table:table-row table:style-name="ro1">
          <table:table-cell table:style-name="ce5" office:value-type="float" office:value="2.1">
            <text:p>2,1</text:p>
          </table:table-cell>
          <table:table-cell table:style-name="ce5" office:value-type="float" office:value="1.34314123168743">
            <text:p>1,3431412317</text:p>
          </table:table-cell>
          <table:table-cell table:number-columns-repeated="1022"/>
        </table:table-row>
        <table:table-row table:style-name="ro1">
          <table:table-cell table:style-name="ce5" office:value-type="float" office:value="2.2">
            <text:p>2,2</text:p>
          </table:table-cell>
          <table:table-cell table:style-name="ce5" office:value-type="float" office:value="0.723510780611676">
            <text:p>0,7235107806</text:p>
          </table:table-cell>
          <table:table-cell table:number-columns-repeated="1022"/>
        </table:table-row>
        <table:table-row table:style-name="ro1">
          <table:table-cell table:style-name="ce5" office:value-type="float" office:value="2.3">
            <text:p>2,3</text:p>
          </table:table-cell>
          <table:table-cell table:style-name="ce5" office:value-type="float" office:value="0.848259112569072">
            <text:p>0,8482591126</text:p>
          </table:table-cell>
          <table:table-cell table:number-columns-repeated="1022"/>
        </table:table-row>
        <table:table-row table:style-name="ro1">
          <table:table-cell table:style-name="ce5" office:value-type="float" office:value="2.4">
            <text:p>2,4</text:p>
          </table:table-cell>
          <table:table-cell table:style-name="ce5" office:value-type="float" office:value="-0.0524148924599068">
            <text:p>-0,0524148925</text:p>
          </table:table-cell>
          <table:table-cell table:number-columns-repeated="1022"/>
        </table:table-row>
        <table:table-row table:style-name="ro1">
          <table:table-cell table:style-name="ce5" office:value-type="float" office:value="2.5">
            <text:p>2,5</text:p>
          </table:table-cell>
          <table:table-cell table:style-name="ce5" office:value-type="float" office:value="-0.709962428520101">
            <text:p>-0,7099624285</text:p>
          </table:table-cell>
          <table:table-cell table:number-columns-repeated="1022"/>
        </table:table-row>
        <table:table-row table:style-name="ro1">
          <table:table-cell table:style-name="ce5" office:value-type="float" office:value="2.6">
            <text:p>2,6</text:p>
          </table:table-cell>
          <table:table-cell table:style-name="ce5" office:value-type="float" office:value="-0.944883169419674">
            <text:p>-0,9448831694</text:p>
          </table:table-cell>
          <table:table-cell table:number-columns-repeated="1022"/>
        </table:table-row>
        <table:table-row table:style-name="ro1">
          <table:table-cell table:style-name="ce5" office:value-type="float" office:value="2.7">
            <text:p>2,7</text:p>
          </table:table-cell>
          <table:table-cell table:style-name="ce5" office:value-type="float" office:value="-1.96973486215718">
            <text:p>-1,9697348622</text:p>
          </table:table-cell>
          <table:table-cell table:number-columns-repeated="1022"/>
        </table:table-row>
        <table:table-row table:style-name="ro1">
          <table:table-cell table:style-name="ce5" office:value-type="float" office:value="2.8">
            <text:p>2,8</text:p>
          </table:table-cell>
          <table:table-cell table:style-name="ce5" office:value-type="float" office:value="-2.27204639230627">
            <text:p>-2,2720463923</text:p>
          </table:table-cell>
          <table:table-cell table:number-columns-repeated="1022"/>
        </table:table-row>
        <table:table-row table:style-name="ro1">
          <table:table-cell table:style-name="ce5" office:value-type="float" office:value="2.9">
            <text:p>2,9</text:p>
          </table:table-cell>
          <table:table-cell table:style-name="ce5" office:value-type="float" office:value="-3.53501884565387">
            <text:p>-3,5350188457</text:p>
          </table:table-cell>
          <table:table-cell table:number-columns-repeated="102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-4.03215207991004">
            <text:p>-4,0321520799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6. Nazwiska" table:style-name="ta6">
        <table:shapes>
          <draw:frame draw:z-index="0" draw:style-name="gr1" draw:text-style-name="P1" svg:width="21.083cm" svg:height="9.633cm" svg:x="5.942cm" svg:y="0.502cm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>
            <text:p>Nazwisko</text:p>
          </table:table-cell>
          <table:table-cell table:style-name="ce6" office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Janik</text:p>
          </table:table-cell>
          <table:table-cell table:style-name="ce5" office:value-type="float" office:value="24773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Musiał</text:p>
          </table:table-cell>
          <table:table-cell table:style-name="ce5" office:value-type="float" office:value="23130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Wawrzyniak</text:p>
          </table:table-cell>
          <table:table-cell table:style-name="ce5" office:value-type="float" office:value="21569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owak</text:p>
          </table:table-cell>
          <table:table-cell table:style-name="ce5" office:value-type="float" office:value="205536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Wiśniewski</text:p>
          </table:table-cell>
          <table:table-cell table:style-name="ce5" office:value-type="float" office:value="52422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Erat</text:p>
          </table:table-cell>
          <table:table-cell table:style-name="ce5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Erad</text:p>
          </table:table-cell>
          <table:table-cell table:style-name="ce5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Kołodziejczyk</text:p>
          </table:table-cell>
          <table:table-cell table:style-name="ce5" office:value-type="float" office:value="23115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9.128cm" svg:height="11.578cm" svg:x="7.372cm" svg:y="0.548cm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>
            <text:p>Klasa</text:p>
          </table:table-cell>
          <table:table-cell table:style-name="ce1" office:value-type="string">
            <text:p>Średnia ocen</text:p>
          </table:table-cell>
          <table:table-cell table:style-name="ce1" office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A</text:p>
          </table:table-cell>
          <table:table-cell table:style-name="ce5" table:formula="of:=ROUND(RAND()*5+1;2)" office:value-type="float" office:value="3.22">
            <text:p>3,22</text:p>
          </table:table-cell>
          <table:table-cell table:style-name="ce9" table:formula="of:=RAND()*0.5+0.5" office:value-type="percentage" office:value="0.73643664480187">
            <text:p>74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B</text:p>
          </table:table-cell>
          <table:table-cell table:style-name="ce5" table:formula="of:=ROUND(RAND()*5+1;2)" office:value-type="float" office:value="4.26">
            <text:p>4,26</text:p>
          </table:table-cell>
          <table:table-cell table:style-name="ce9" table:formula="of:=RAND()*0.5+0.5" office:value-type="percentage" office:value="0.841688012238592">
            <text:p>84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C</text:p>
          </table:table-cell>
          <table:table-cell table:style-name="ce5" table:formula="of:=ROUND(RAND()*5+1;2)" office:value-type="float" office:value="4.04">
            <text:p>4,04</text:p>
          </table:table-cell>
          <table:table-cell table:style-name="ce9" table:formula="of:=RAND()*0.5+0.5" office:value-type="percentage" office:value="0.89341012283694">
            <text:p>89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D</text:p>
          </table:table-cell>
          <table:table-cell table:style-name="ce5" table:formula="of:=ROUND(RAND()*5+1;2)" office:value-type="float" office:value="3.94">
            <text:p>3,94</text:p>
          </table:table-cell>
          <table:table-cell table:style-name="ce9" table:formula="of:=RAND()*0.5+0.5" office:value-type="percentage" office:value="0.501148229232058">
            <text:p>50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1E</text:p>
          </table:table-cell>
          <table:table-cell table:style-name="ce5" table:formula="of:=ROUND(RAND()*5+1;2)" office:value-type="float" office:value="1.78">
            <text:p>1,78</text:p>
          </table:table-cell>
          <table:table-cell table:style-name="ce9" table:formula="of:=RAND()*0.5+0.5" office:value-type="percentage" office:value="0.657275025034323">
            <text:p>66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A</text:p>
          </table:table-cell>
          <table:table-cell table:style-name="ce5" table:formula="of:=ROUND(RAND()*5+1;2)" office:value-type="float" office:value="4.87">
            <text:p>4,87</text:p>
          </table:table-cell>
          <table:table-cell table:style-name="ce9" table:formula="of:=RAND()*0.5+0.5" office:value-type="percentage" office:value="0.653714783256874">
            <text:p>65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B</text:p>
          </table:table-cell>
          <table:table-cell table:style-name="ce5" table:formula="of:=ROUND(RAND()*5+1;2)" office:value-type="float" office:value="3.38">
            <text:p>3,38</text:p>
          </table:table-cell>
          <table:table-cell table:style-name="ce9" table:formula="of:=RAND()*0.5+0.5" office:value-type="percentage" office:value="0.92635049961973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C</text:p>
          </table:table-cell>
          <table:table-cell table:style-name="ce5" table:formula="of:=ROUND(RAND()*5+1;2)" office:value-type="float" office:value="4.02">
            <text:p>4,02</text:p>
          </table:table-cell>
          <table:table-cell table:style-name="ce9" table:formula="of:=RAND()*0.5+0.5" office:value-type="percentage" office:value="0.746625372907147">
            <text:p>75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D</text:p>
          </table:table-cell>
          <table:table-cell table:style-name="ce5" table:formula="of:=ROUND(RAND()*5+1;2)" office:value-type="float" office:value="3.03">
            <text:p>3,03</text:p>
          </table:table-cell>
          <table:table-cell table:style-name="ce9" table:formula="of:=RAND()*0.5+0.5" office:value-type="percentage" office:value="0.574201599229127">
            <text:p>57%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2E</text:p>
          </table:table-cell>
          <table:table-cell table:style-name="ce5" table:formula="of:=ROUND(RAND()*5+1;2)" office:value-type="float" office:value="4.35">
            <text:p>4,35</text:p>
          </table:table-cell>
          <table:table-cell table:style-name="ce9" table:formula="of:=RAND()*0.5+0.5" office:value-type="percentage" office:value="0.711383841466159">
            <text:p>71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percentage-style style:name="N8010" number:language="pl" number:country="PL">
      <number:number number:decimal-places="0" number:min-integer-digits="1"/>
      <number:text>%</number:text>
    </number:percentage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percentage-style style:name="N8144" number:language="pl" number:country="PL">
      <number:number number:decimal-places="1" number:min-integer-digits="1"/>
      <number:text>%</number:text>
    </number:percentage-style>
    <number:time-style style:name="N8145" number:language="pl" number:country="PL">
      <number:minutes number:style="long"/>
      <number:text>:</number:text>
      <number:seconds number:style="long"/>
      <number:text>,</number:text>
    </number:time-style>
    <style:style style:name="Default" style:family="table-cel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17.12.2017</text:date>, <text:time>23:32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23:32:47.19</dc:date>
    <meta:generator>OpenOffice/4.0.1$Win32 OpenOffice.org_project/401m5$Build-9714</meta:generator>
    <meta:editing-duration>PT2H37M27S</meta:editing-duration>
    <meta:editing-cycles>29</meta:editing-cycles>
    <dc:creator>Franek Rogowski</dc:creator>
    <meta:document-statistic meta:table-count="7" meta:cell-count="955" meta:object-count="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3" number:language="pl" number:country="PL">
      <number:number number:decimal-places="0" number:min-integer-digits="1" number:grouping="true"/>
    </number:number-style>
    <number:date-style style:name="N8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dddddd"/>
    </style:style>
    <style:style style:name="ch2" style:family="chart">
      <style:chart-properties chart:auto-position="true"/>
      <style:text-properties fo:color="#009933"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084">
      <style:chart-properties xmlns:loext="urn:org:documentfoundation:names:experimental:office:xmlns:loext:1.0" chart:display-label="true" chart:logarithmic="false" chart:reverse-direction="false" text:line-break="false" chart:axis-position="0" style:rotation-angle="85" loext:try-staggering-first="false"/>
      <style:graphic-properties svg:stroke-color="#b3b3b3"/>
      <style:text-properties fo:font-family="'Times New Roman'" style:font-style-name="Normalny" style:font-family-generic="roman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3">
      <style:chart-properties xmlns:loext="urn:org:documentfoundation:names:experimental:office:xmlns:loext:1.0" chart:display-label="true" chart:logarithmic="false" chart:minimum="45000" chart:maximum="50000" chart:origin="0" chart:interval-major="1000" chart:reverse-direction="false" text:line-break="false" chart:link-data-style-to-source="false" chart:axis-position="1" loext:try-staggering-first="false"/>
      <style:graphic-properties svg:stroke-color="#b3b3b3"/>
      <style:text-properties fo:color="#3333ff" fo:font-family="'Times New Roman'" style:font-style-name="Normalny" style:font-family-generic="roman"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>
      <style:graphic-properties svg:stroke-color="#dddddd"/>
    </style:style>
    <style:style style:name="ch9" style:family="chart" style:data-style-name="N8003">
      <style:chart-properties chart:symbol-type="none"/>
      <style:graphic-properties svg:stroke-width="0.08cm" svg:stroke-color="#6666ff" draw:fill-color="#6666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905cm" svg:height="8.384cm" xlink:href=".." xlink:type="simple" chart:class="chart:line" chart:style-name="ch1">
        <chart:title svg:x="6.218cm" svg:y="0.303cm" chart:style-name="ch2">
          <text:p>Indeks WIG</text:p>
        </chart:title>
        <chart:plot-area chart:style-name="ch3" table:cell-range-address="'1. Giełda'.A2:'1. Giełda'.B22 '1. Giełda'.B1:'1. Giełda'.B1" chart:data-source-has-labels="both" svg:x="1.381cm" svg:y="1.594cm" svg:width="12cm" svg:height="5.984cm">
          <chartooo:coordinate-region svg:x="2.505cm" svg:y="1.793cm" svg:width="10.866cm" svg:height="4.024cm"/>
          <chart:axis chart:dimension="x" chart:name="primary-x" chart:style-name="ch4" chartooo:axis-type="auto">
            <chartooo:date-scale/>
            <chart:categories table:cell-range-address="'1. Giełda'.A2:'1. Giełda'.A22"/>
            <chart:grid chart:style-name="ch5" chart:class="maj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'1. Giełda'.B2:'1. Giełda'.B22" chart:label-cell-address="'1. Giełda'.B1:'1. Giełda'.B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0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0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0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40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40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40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0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0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0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30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30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30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30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30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0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0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20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20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20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number:percentage-style style:name="N8144" number:language="pl" number:country="PL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8000">
      <style:chart-properties xmlns:loext="urn:org:documentfoundation:names:experimental:office:xmlns:loext:1.0" chart:display-label="true" chart:logarithmic="false" chart:reverse-direction="tru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6" style:family="chart" style:data-style-name="N800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 style:percentage-data-style-name="N8144">
      <style:chart-properties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27cm" svg:height="12.956cm" xlink:href=".." xlink:type="simple" chart:class="chart:circle" chart:style-name="ch1">
        <chart:title svg:x="8.737cm" svg:y="0.394cm" chart:style-name="ch2">
          <text:p>Wybory samorządowe</text:p>
        </chart:title>
        <chart:legend chart:legend-position="end" svg:x="18.379cm" svg:y="5.38cm" style:legend-expansion="high" chart:style-name="ch3"/>
        <chart:plot-area chart:style-name="ch4" table:cell-range-address="'2. Wybory'.A1:'2. Wybory'.B5" chart:data-source-has-labels="both" svg:x="1.709cm" svg:y="1.278cm" svg:width="16.097cm" svg:height="11.235cm">
          <chartooo:coordinate-region svg:x="4.074cm" svg:y="2.365cm" svg:width="10.668cm" svg:height="10.148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926cm" style:legend-expansion="high" chart:style-name="ch2"/>
        <chart:plot-area chart:style-name="ch3" table:cell-range-address="'3. Matematyczne I'.A1:'3. Matematyczne I'.B102" chart:data-source-has-labels="row" svg:x="0.77cm" svg:y="0.855cm" svg:width="13.061cm" svg:height="7.545cm">
          <chartooo:coordinate-region svg:x="1.312cm" svg:y="1.067cm" svg:width="12.239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A2:'3. Matematyczne I'.A102" chart:label-cell-address="'3. Matematyczne I'.A1:'3. Matematyczne I'.A1" chart:class="chart:line">
            <chart:data-point chart:repeated="101"/>
          </chart:series>
          <chart:series chart:style-name="ch8" chart:values-cell-range-address="'3. Matematyczne I'.B2:'3. Matematyczne I'.B102" chart:label-cell-address="'3. Matematyczne I'.B1:'3. Matematyczne I'.B1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3. Matematyczne I'.A1:'3. Matematyczne I'.A1</svg:desc>
                </draw:g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fals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1c1c1c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28cm" svg:height="9.981cm" xlink:href="." xlink:type="simple" chart:class="chart:scatter" chart:style-name="ch1">
        <chart:legend chart:legend-position="end" svg:x="18.751cm" svg:y="4.678cm" style:legend-expansion="high" chart:style-name="ch2"/>
        <chart:plot-area chart:style-name="ch3" chart:data-source-has-labels="both" svg:x="0.855cm" svg:y="0.931cm" svg:width="17.086cm" svg:height="8.431cm">
          <chartooo:coordinate-region svg:x="1.001cm" svg:y="1.143cm" svg:width="16.846cm" svg:height="8.007cm"/>
          <chart:axis chart:dimension="x" chart:name="primary-x" chart:style-name="ch4" chartooo:axis-type="auto">
            <chart:categories table:cell-range-address="local-table.$A$2:.$A$102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minimum="-360" chart:maximum="360" chart:interval-major="90" chart:reverse-direction="false" text:line-break="false" chart:link-data-style-to-source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link-data-style-to-source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33333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04e4d" draw:fill-color="#f04e4d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666666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82cm" svg:height="11.478cm" xlink:href="." xlink:type="simple" chart:class="chart:scatter" chart:style-name="ch1">
        <chart:legend chart:legend-position="end" svg:x="13.898cm" svg:y="4.903cm" style:legend-expansion="high" chart:style-name="ch2"/>
        <chart:plot-area chart:style-name="ch3" chart:data-source-has-labels="both" svg:x="0.787cm" svg:y="1.051cm" svg:width="12.437cm" svg:height="9.778cm">
          <chartooo:coordinate-region svg:x="1.118cm" svg:y="1.263cm" svg:width="11.826cm" svg:height="9.354cm"/>
          <chart:axis chart:dimension="x" chart:name="primary-x" chart:style-name="ch4" chartooo:axis-type="auto">
            <chart:categories table:cell-range-address="local-table.$A$2:.$A$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6" chart:label-cell-address="local-table.$C$1" chart:class="chart:scatter">
            <chart:domain table:cell-range-address="local-table.$B$2:.$B$146"/>
            <chart:data-point chart:repeated="145"/>
          </chart:series>
          <chart:series chart:style-name="ch8" chart:values-cell-range-address="local-table.$D$2:.$D$146" chart:label-cell-address="local-table.$D$1" chart:class="chart:scatter">
            <chart:data-point chart:repeated="145"/>
          </chart:series>
          <chart:series chart:style-name="ch9" chart:values-cell-range-address="local-table.$E$2:.$E$146" chart:label-cell-address="local-table.$E$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 = sin(x)</text:p>
              </table:table-cell>
              <table:table-cell office:value-type="string">
                <text:p>y = sin(3x)</text:p>
              </table:table-cell>
              <table:table-cell office:value-type="string">
                <text:p>y = 3sin(x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7.34788079488412E-016">
                <text:p>7.34788079488412E-016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8">
                <text:p>-0.258819045102518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8">
                <text:p>0.258819045102518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1cm" chart:symbol-height="0.1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94cm" svg:height="8.318cm" xlink:href="." xlink:type="simple" chart:class="chart:scatter" chart:style-name="ch1">
        <chart:legend chart:legend-position="end" svg:x="14.254cm" svg:y="3.847cm" style:legend-expansion="high" chart:style-name="ch2"/>
        <chart:plot-area chart:style-name="ch3" chart:data-source-has-labels="both" svg:x="0.202cm" svg:y="0.184cm" svg:width="13.73cm" svg:height="8.04cm">
          <chartooo:coordinate-region svg:x="0.744cm" svg:y="0.396cm" svg:width="12.948cm" svg:height="7.616cm"/>
          <chart:axis chart:dimension="x" chart:name="primary-x" chart:style-name="ch4" chartooo:axis-type="auto">
            <chart:categories table:cell-range-address="local-table.$A$2:.$A$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2" chart:label-cell-address="local-table.$C$1" chart:class="chart:scatter">
            <chart:domain table:cell-range-address="local-table.$B$2:.$B$32"/>
            <chart:data-point chart:repeated="19"/>
            <chart:data-point chart:style-name="ch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92407596103626">
                <text:p>1.924075961036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4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036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style:rotation-angle="60" loext:try-staggering-first="true"/>
      <style:graphic-properties svg:stroke-color="#b3b3b3"/>
      <style:text-properties fo:font-size="11pt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logarithmic="true" chart:minimum="1" chart:maximum="1000000" chart:origin="0" chart:interval-minor-divisor="10" chart:reverse-direction="false" text:line-break="false" chart:link-data-style-to-source="false" chart:axis-position="1" loext:try-staggering-first="tru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adc5e7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b75bc"/>
    </style:style>
    <style:style style:name="ch9" style:family="chart">
      <style:chart-properties chart:solid-type="cuboid"/>
      <style:graphic-properties draw:fill-color="#ff3333"/>
    </style:style>
    <style:style style:name="ch10" style:family="chart">
      <style:chart-properties chart:solid-type="cuboid"/>
      <style:graphic-properties draw:fill-color="#e3d200"/>
    </style:style>
    <style:style style:name="ch11" style:family="chart">
      <style:chart-properties chart:solid-type="cuboid"/>
      <style:graphic-properties draw:fill-color="#62a73b"/>
    </style:style>
    <style:style style:name="ch12" style:family="chart">
      <style:chart-properties chart:solid-type="cuboid"/>
      <style:graphic-properties draw:fill-color="#cc0000"/>
    </style:style>
    <style:style style:name="ch13" style:family="chart">
      <style:chart-properties chart:solid-type="cuboid"/>
      <style:graphic-properties draw:fill-color="#66ffff"/>
    </style:style>
    <style:style style:name="ch14" style:family="chart">
      <style:chart-properties chart:solid-type="cuboid"/>
      <style:graphic-properties draw:fill-color="#2b511a"/>
    </style:style>
    <style:style style:name="ch15" style:family="chart">
      <style:chart-properties chart:solid-type="cuboid"/>
      <style:graphic-properties draw:fill-color="#99ff99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84cm" svg:height="9.634cm" xlink:href="." xlink:type="simple" chart:class="chart:bar" chart:style-name="ch1">
        <chart:title svg:x="9.278cm" svg:y="0.202cm" chart:style-name="ch2">
          <text:p>Częstość</text:p>
        </chart:title>
        <chart:plot-area chart:style-name="ch3" chart:data-source-has-labels="both" svg:x="0.667cm" svg:y="1.032cm" svg:width="19.383cm" svg:height="8.197cm">
          <chartooo:coordinate-region svg:x="2.214cm" svg:y="1.245cm" svg:width="17.836cm" svg:height="5.469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</table:table-cell>
            </table:table-row>
          </table:table-header-rows>
          <table:table-rows>
            <table:table-row>
              <table:table-cell office:value-type="string">
                <text:p>Janik</text:p>
              </table:table-cell>
              <table:table-cell office:value-type="float" office:value="24773">
                <text:p>24773</text:p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8010" number:language="pl" number:country="PL">
      <number:number number:decimal-places="0" number:min-integer-digits="1"/>
      <number:text>%</number:text>
    </number:percentage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036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end" loext:try-staggering-first="true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3333ff" dr3d:edge-rounding="5%"/>
      <style:text-properties fo:font-size="10pt" style:font-size-asian="10pt" style:font-size-complex="10pt"/>
    </style:style>
    <style:style style:name="ch9" style:family="chart" style:data-style-name="N8010">
      <style:chart-properties chart:symbol-type="none" chart:link-data-style-to-source="fals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29cm" svg:height="11.579cm" xlink:href="." xlink:type="simple" chart:class="chart:bar" chart:style-name="ch1">
        <chart:legend svg:x="10.192cm" svg:y="1.462cm" style:legend-expansion="custom" chartooo:width="3.145cm" chartooo:height="1.235cm" style:legend-expansion-aspect-ratio="2.54655870445344" chart:style-name="ch2"/>
        <chart:plot-area chart:style-name="ch3" chart:data-source-has-labels="both" svg:x="0.832cm" svg:y="1.086cm" svg:width="14.576cm" svg:height="9.757cm">
          <chartooo:coordinate-region svg:x="1.268cm" svg:y="1.299cm" svg:width="13.015cm" svg:height="8.871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11" chart:label-cell-address="local-table.$B$1" chart:class="chart:bar">
            <chart:data-point chart:repeated="10"/>
          </chart:series>
          <chart:series chart:attached-axis="secondary-y" chart:style-name="ch9" chart:values-cell-range-address="local-table.$C$2:.$C$11" chart:label-cell-address="local-table.$C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</table:table-cell>
              <table:table-cell office:value-type="string">
                <text:p>Frekwencja</text:p>
              </table:table-cell>
            </table:table-row>
          </table:table-header-rows>
          <table:table-rows>
            <table:table-row>
              <table:table-cell office:value-type="string">
                <text:p>1A</text:p>
              </table:table-cell>
              <table:table-cell office:value-type="float" office:value="4.8">
                <text:p>4.8</text:p>
              </table:table-cell>
              <table:table-cell office:value-type="float" office:value="0.923225838087024">
                <text:p>0.923225838087024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5.01">
                <text:p>5.01</text:p>
              </table:table-cell>
              <table:table-cell office:value-type="float" office:value="0.940878312006023">
                <text:p>0.940878312006023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2.91">
                <text:p>2.91</text:p>
              </table:table-cell>
              <table:table-cell office:value-type="float" office:value="0.827462178594256">
                <text:p>0.827462178594256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4">
                <text:p>1.4</text:p>
              </table:table-cell>
              <table:table-cell office:value-type="float" office:value="0.921082438906698">
                <text:p>0.921082438906698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02">
                <text:p>2.02</text:p>
              </table:table-cell>
              <table:table-cell office:value-type="float" office:value="0.7031661855627">
                <text:p>0.7031661855627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4.14">
                <text:p>4.14</text:p>
              </table:table-cell>
              <table:table-cell office:value-type="float" office:value="0.846375996220176">
                <text:p>0.84637599622017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16">
                <text:p>3.16</text:p>
              </table:table-cell>
              <table:table-cell office:value-type="float" office:value="0.976423665119879">
                <text:p>0.976423665119879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3.58">
                <text:p>3.58</text:p>
              </table:table-cell>
              <table:table-cell office:value-type="float" office:value="0.752379095228416">
                <text:p>0.752379095228416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4.36">
                <text:p>4.36</text:p>
              </table:table-cell>
              <table:table-cell office:value-type="float" office:value="0.695511097404263">
                <text:p>0.695511097404263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1.47">
                <text:p>1.47</text:p>
              </table:table-cell>
              <table:table-cell office:value-type="float" office:value="0.936852033359014">
                <text:p>0.9368520333590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